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5.105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2.13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:.C6])" office:value-type="float" office:value="51.769" calcext:value-type="float">
            <text:p>51,769</text:p>
          </table:table-cell>
          <table:table-cell table:style-name="ce11" table:formula="of:=MEDIAN([.D3:.D6])" office:value-type="float" office:value="207" calcext:value-type="float">
            <text:p>207</text:p>
          </table:table-cell>
          <table:table-cell table:style-name="ce11" table:formula="of:=MEDIAN([.E3:.E6])" office:value-type="float" office:value="5793226.5" calcext:value-type="float">
            <text:p>5793226,5</text:p>
          </table:table-cell>
          <table:table-cell table:style-name="ce11" table:formula="of:=MEDIAN([.F3:.F6])" office:value-type="float" office:value="5371460.5" calcext:value-type="float">
            <text:p>5371460,5</text:p>
          </table:table-cell>
          <table:table-cell table:style-name="ce11" table:formula="of:=MEDIAN([.G3:.G6])" office:value-type="float" office:value="19.465" calcext:value-type="float">
            <text:p>19,465</text:p>
          </table:table-cell>
          <table:table-cell table:style-name="ce11" table:formula="of:=MEDIAN([.H3:.H6])" office:value-type="float" office:value="17043.634" calcext:value-type="float">
            <text:p>17043,634</text:p>
          </table:table-cell>
          <table:table-cell table:style-name="ce11" table:formula="of:=MEDIAN([.I3:.I6])" office:value-type="float" office:value="51.769" calcext:value-type="float">
            <text:p>51,769</text:p>
          </table:table-cell>
          <table:table-cell table:style-name="ce11" table:formula="of:=MEDIAN([.J3:.J6])" office:value-type="float" office:value="99.085" calcext:value-type="float">
            <text:p>99,085</text:p>
          </table:table-cell>
          <table:table-cell table:style-name="ce11"/>
          <table:table-cell table:style-name="ce11" table:formula="of:=MEDIAN([.L3:.L6])" office:value-type="float" office:value="7936" calcext:value-type="float">
            <text:p>7936</text:p>
          </table:table-cell>
          <table:table-cell table:style-name="ce11" table:formula="of:=MEDIAN([.M3:.M6])" office:value-type="float" office:value="10326" calcext:value-type="float">
            <text:p>10326</text:p>
          </table:table-cell>
          <table:table-cell table:style-name="ce11" table:formula="of:=MEDIAN([.N3:.N6])" office:value-type="float" office:value="12632.5" calcext:value-type="float">
            <text:p>12632,5</text:p>
          </table:table-cell>
          <table:table-cell table:style-name="ce11" table:formula="of:=MEDIAN([.O3:.O6])" office:value-type="float" office:value="13275" calcext:value-type="float">
            <text:p>13275</text:p>
          </table:table-cell>
          <table:table-cell table:style-name="ce11" table:formula="of:=MEDIAN([.P3:.P6])" office:value-type="float" office:value="14923" calcext:value-type="float">
            <text:p>14923</text:p>
          </table:table-cell>
          <table:table-cell table:style-name="ce11" table:formula="of:=MEDIAN([.Q3:.Q6])" office:value-type="float" office:value="22530.5" calcext:value-type="float">
            <text:p>22530,5</text:p>
          </table:table-cell>
          <table:table-cell table:style-name="ce11" table:formula="of:=MEDIAN([.R3:.R6])" office:value-type="float" office:value="24673.5" calcext:value-type="float">
            <text:p>24673,5</text:p>
          </table:table-cell>
          <table:table-cell table:style-name="ce11" table:formula="of:=MEDIAN([.S3:.S6])" office:value-type="float" office:value="25703" calcext:value-type="float">
            <text:p>25703</text:p>
          </table:table-cell>
          <table:table-cell table:style-name="ce11" table:formula="of:=MEDIAN([.T3:.T6])" office:value-type="float" office:value="26530" calcext:value-type="float">
            <text:p>2653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9:.C12])" office:value-type="float" office:value="79.1625" calcext:value-type="float">
            <text:p>79,1625</text:p>
          </table:table-cell>
          <table:table-cell table:style-name="ce11" table:formula="of:=MEDIAN([.D9:.D12])" office:value-type="float" office:value="1092.5" calcext:value-type="float">
            <text:p>1092,5</text:p>
          </table:table-cell>
          <table:table-cell table:style-name="ce11" table:formula="of:=MEDIAN([.E9:.E12])" office:value-type="float" office:value="9483358.5" calcext:value-type="float">
            <text:p>9483358,5</text:p>
          </table:table-cell>
          <table:table-cell table:style-name="ce11" table:formula="of:=MEDIAN([.F9:.F12])" office:value-type="float" office:value="8793051.5" calcext:value-type="float">
            <text:p>8793051,5</text:p>
          </table:table-cell>
          <table:table-cell table:style-name="ce11" table:formula="of:=MEDIAN([.G9:.G12])" office:value-type="float" office:value="25.565" calcext:value-type="float">
            <text:p>25,565</text:p>
          </table:table-cell>
          <table:table-cell table:style-name="ce11" table:formula="of:=MEDIAN([.H9:.H12])" office:value-type="float" office:value="25402.163" calcext:value-type="float">
            <text:p>25402,163</text:p>
          </table:table-cell>
          <table:table-cell table:style-name="ce11" table:formula="of:=MEDIAN([.I9:.I12])" office:value-type="float" office:value="39.5815" calcext:value-type="float">
            <text:p>39,5815</text:p>
          </table:table-cell>
          <table:table-cell table:style-name="ce11" table:formula="of:=MEDIAN([.J9:.J12])" office:value-type="float" office:value="102.34" calcext:value-type="float">
            <text:p>102,34</text:p>
          </table:table-cell>
          <table:table-cell table:style-name="ce11"/>
          <table:table-cell table:style-name="ce11" table:formula="of:=MEDIAN([.L9:.L12])" office:value-type="float" office:value="12571" calcext:value-type="float">
            <text:p>12571</text:p>
          </table:table-cell>
          <table:table-cell table:style-name="ce11" table:formula="of:=MEDIAN([.M9:.M12])" office:value-type="float" office:value="13820.5" calcext:value-type="float">
            <text:p>13820,5</text:p>
          </table:table-cell>
          <table:table-cell table:style-name="ce11" table:formula="of:=MEDIAN([.N9:.N12])" office:value-type="float" office:value="15463" calcext:value-type="float">
            <text:p>15463</text:p>
          </table:table-cell>
          <table:table-cell table:style-name="ce11" table:formula="of:=MEDIAN([.O9:.O12])" office:value-type="float" office:value="17851" calcext:value-type="float">
            <text:p>17851</text:p>
          </table:table-cell>
          <table:table-cell table:style-name="ce11" table:formula="of:=MEDIAN([.P9:.P12])" office:value-type="float" office:value="30168.5" calcext:value-type="float">
            <text:p>30168,5</text:p>
          </table:table-cell>
          <table:table-cell table:style-name="ce11" table:formula="of:=MEDIAN([.Q9:.Q12])" office:value-type="float" office:value="39114.5" calcext:value-type="float">
            <text:p>39114,5</text:p>
          </table:table-cell>
          <table:table-cell table:style-name="ce11" table:formula="of:=MEDIAN([.R9:.R12])" office:value-type="float" office:value="50526" calcext:value-type="float">
            <text:p>50526</text:p>
          </table:table-cell>
          <table:table-cell table:style-name="ce11" table:formula="of:=MEDIAN([.S9:.S12])" office:value-type="float" office:value="52185" calcext:value-type="float">
            <text:p>52185</text:p>
          </table:table-cell>
          <table:table-cell table:style-name="ce11" table:formula="of:=MEDIAN([.T9:.T12])" office:value-type="float" office:value="55201.5" calcext:value-type="float">
            <text:p>5520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15:.C18])" office:value-type="float" office:value="94.7995" calcext:value-type="float">
            <text:p>94,7995</text:p>
          </table:table-cell>
          <table:table-cell table:style-name="ce11" table:formula="of:=MEDIAN([.D15:.D18])" office:value-type="float" office:value="3957" calcext:value-type="float">
            <text:p>3957</text:p>
          </table:table-cell>
          <table:table-cell table:style-name="ce11" table:formula="of:=MEDIAN([.E15:.E18])" office:value-type="float" office:value="10393960.5" calcext:value-type="float">
            <text:p>10393960,5</text:p>
          </table:table-cell>
          <table:table-cell table:style-name="ce11" table:formula="of:=MEDIAN([.F15:.F18])" office:value-type="float" office:value="9637369.5" calcext:value-type="float">
            <text:p>9637369,5</text:p>
          </table:table-cell>
          <table:table-cell table:style-name="ce11" table:formula="of:=MEDIAN([.G15:.G18])" office:value-type="float" office:value="32.91" calcext:value-type="float">
            <text:p>32,91</text:p>
          </table:table-cell>
          <table:table-cell table:style-name="ce11" table:formula="of:=MEDIAN([.H15:.H18])" office:value-type="float" office:value="20491.971" calcext:value-type="float">
            <text:p>20491,971</text:p>
          </table:table-cell>
          <table:table-cell table:style-name="ce11" table:formula="of:=MEDIAN([.I15:.I18])" office:value-type="float" office:value="31.6" calcext:value-type="float">
            <text:p>31,6</text:p>
          </table:table-cell>
          <table:table-cell table:style-name="ce11" table:formula="of:=MEDIAN([.J15:.J18])" office:value-type="float" office:value="93.745" calcext:value-type="float">
            <text:p>93,745</text:p>
          </table:table-cell>
          <table:table-cell table:style-name="ce11"/>
          <table:table-cell table:style-name="ce11" table:formula="of:=MEDIAN([.L15:.L18])" office:value-type="float" office:value="15390" calcext:value-type="float">
            <text:p>15390</text:p>
          </table:table-cell>
          <table:table-cell table:style-name="ce11" table:formula="of:=MEDIAN([.M15:.M18])" office:value-type="float" office:value="16224.5" calcext:value-type="float">
            <text:p>16224,5</text:p>
          </table:table-cell>
          <table:table-cell table:style-name="ce11" table:formula="of:=MEDIAN([.N15:.N18])" office:value-type="float" office:value="17895.5" calcext:value-type="float">
            <text:p>17895,5</text:p>
          </table:table-cell>
          <table:table-cell table:style-name="ce11" table:formula="of:=MEDIAN([.O15:.O18])" office:value-type="float" office:value="20285" calcext:value-type="float">
            <text:p>20285</text:p>
          </table:table-cell>
          <table:table-cell table:style-name="ce11" table:formula="of:=MEDIAN([.P15:.P18])" office:value-type="float" office:value="27963.5" calcext:value-type="float">
            <text:p>27963,5</text:p>
          </table:table-cell>
          <table:table-cell table:style-name="ce11" table:formula="of:=MEDIAN([.Q15:.Q18])" office:value-type="float" office:value="33463.5" calcext:value-type="float">
            <text:p>33463,5</text:p>
          </table:table-cell>
          <table:table-cell table:style-name="ce11" table:formula="of:=MEDIAN([.R15:.R18])" office:value-type="float" office:value="36722" calcext:value-type="float">
            <text:p>36722</text:p>
          </table:table-cell>
          <table:table-cell table:style-name="ce11" table:formula="of:=MEDIAN([.S15:.S18])" office:value-type="float" office:value="40852.5" calcext:value-type="float">
            <text:p>40852,5</text:p>
          </table:table-cell>
          <table:table-cell table:style-name="ce11" table:formula="of:=MEDIAN([.T15:.T18])" office:value-type="float" office:value="81437.5" calcext:value-type="float">
            <text:p>8143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1:.C24])" office:value-type="float" office:value="124.1885" calcext:value-type="float">
            <text:p>124,1885</text:p>
          </table:table-cell>
          <table:table-cell table:style-name="ce11" table:formula="of:=MEDIAN([.D21:.D24])" office:value-type="float" office:value="5055" calcext:value-type="float">
            <text:p>5055</text:p>
          </table:table-cell>
          <table:table-cell table:style-name="ce11" table:formula="of:=MEDIAN([.E21:.E24])" office:value-type="float" office:value="13889799" calcext:value-type="float">
            <text:p>13889799</text:p>
          </table:table-cell>
          <table:table-cell table:style-name="ce11" table:formula="of:=MEDIAN([.F21:.F24])" office:value-type="float" office:value="12878741" calcext:value-type="float">
            <text:p>12878741</text:p>
          </table:table-cell>
          <table:table-cell table:style-name="ce11" table:formula="of:=MEDIAN([.G21:.G24])" office:value-type="float" office:value="34.26" calcext:value-type="float">
            <text:p>34,26</text:p>
          </table:table-cell>
          <table:table-cell table:style-name="ce11" table:formula="of:=MEDIAN([.H21:.H24])" office:value-type="float" office:value="34215.353" calcext:value-type="float">
            <text:p>34215,353</text:p>
          </table:table-cell>
          <table:table-cell table:style-name="ce11" table:formula="of:=MEDIAN([.I21:.I24])" office:value-type="float" office:value="31.047" calcext:value-type="float">
            <text:p>31,047</text:p>
          </table:table-cell>
          <table:table-cell table:style-name="ce11" table:formula="of:=MEDIAN([.J21:.J24])" office:value-type="float" office:value="106.885" calcext:value-type="float">
            <text:p>106,885</text:p>
          </table:table-cell>
          <table:table-cell table:style-name="ce11"/>
          <table:table-cell table:style-name="ce11" table:formula="of:=MEDIAN([.L21:.L24])" office:value-type="float" office:value="14749" calcext:value-type="float">
            <text:p>14749</text:p>
          </table:table-cell>
          <table:table-cell table:style-name="ce11" table:formula="of:=MEDIAN([.M21:.M24])" office:value-type="float" office:value="17971.5" calcext:value-type="float">
            <text:p>17971,5</text:p>
          </table:table-cell>
          <table:table-cell table:style-name="ce11" table:formula="of:=MEDIAN([.N21:.N24])" office:value-type="float" office:value="22057" calcext:value-type="float">
            <text:p>22057</text:p>
          </table:table-cell>
          <table:table-cell table:style-name="ce11" table:formula="of:=MEDIAN([.O21:.O24])" office:value-type="float" office:value="25225.5" calcext:value-type="float">
            <text:p>25225,5</text:p>
          </table:table-cell>
          <table:table-cell table:style-name="ce11" table:formula="of:=MEDIAN([.P21:.P24])" office:value-type="float" office:value="35122" calcext:value-type="float">
            <text:p>35122</text:p>
          </table:table-cell>
          <table:table-cell table:style-name="ce11" table:formula="of:=MEDIAN([.Q21:.Q24])" office:value-type="float" office:value="45976" calcext:value-type="float">
            <text:p>45976</text:p>
          </table:table-cell>
          <table:table-cell table:style-name="ce11" table:formula="of:=MEDIAN([.R21:.R24])" office:value-type="float" office:value="74984.5" calcext:value-type="float">
            <text:p>74984,5</text:p>
          </table:table-cell>
          <table:table-cell table:style-name="ce11" table:formula="of:=MEDIAN([.S21:.S24])" office:value-type="float" office:value="89892.5" calcext:value-type="float">
            <text:p>89892,5</text:p>
          </table:table-cell>
          <table:table-cell table:style-name="ce11" table:formula="of:=MEDIAN([.T21:.T24])" office:value-type="float" office:value="108713" calcext:value-type="float">
            <text:p>10871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7:.C30])" office:value-type="float" office:value="154.2225" calcext:value-type="float">
            <text:p>154,2225</text:p>
          </table:table-cell>
          <table:table-cell table:style-name="ce11" table:formula="of:=MEDIAN([.D27:.D30])" office:value-type="float" office:value="6831" calcext:value-type="float">
            <text:p>6831</text:p>
          </table:table-cell>
          <table:table-cell table:style-name="ce11" table:formula="of:=MEDIAN([.E27:.E30])" office:value-type="float" office:value="14943852" calcext:value-type="float">
            <text:p>14943852</text:p>
          </table:table-cell>
          <table:table-cell table:style-name="ce11" table:formula="of:=MEDIAN([.F27:.F30])" office:value-type="float" office:value="13856068" calcext:value-type="float">
            <text:p>13856068</text:p>
          </table:table-cell>
          <table:table-cell table:style-name="ce11" table:formula="of:=MEDIAN([.G27:.G30])" office:value-type="float" office:value="33.16" calcext:value-type="float">
            <text:p>33,16</text:p>
          </table:table-cell>
          <table:table-cell table:style-name="ce11" table:formula="of:=MEDIAN([.H27:.H30])" office:value-type="float" office:value="43968.5" calcext:value-type="float">
            <text:p>43968,5</text:p>
          </table:table-cell>
          <table:table-cell table:style-name="ce11" table:formula="of:=MEDIAN([.I27:.I30])" office:value-type="float" office:value="30.5" calcext:value-type="float">
            <text:p>30,5</text:p>
          </table:table-cell>
          <table:table-cell table:style-name="ce11" table:formula="of:=MEDIAN([.J27:.J30])" office:value-type="float" office:value="92.585" calcext:value-type="float">
            <text:p>92,585</text:p>
          </table:table-cell>
          <table:table-cell table:style-name="ce11"/>
          <table:table-cell table:style-name="ce11" table:formula="of:=MEDIAN([.L27:.L30])" office:value-type="float" office:value="17365" calcext:value-type="float">
            <text:p>17365</text:p>
          </table:table-cell>
          <table:table-cell table:style-name="ce11" table:formula="of:=MEDIAN([.M27:.M30])" office:value-type="float" office:value="22309.5" calcext:value-type="float">
            <text:p>22309,5</text:p>
          </table:table-cell>
          <table:table-cell table:style-name="ce11" table:formula="of:=MEDIAN([.N27:.N30])" office:value-type="float" office:value="29479.5" calcext:value-type="float">
            <text:p>29479,5</text:p>
          </table:table-cell>
          <table:table-cell table:style-name="ce11" table:formula="of:=MEDIAN([.O27:.O30])" office:value-type="float" office:value="34128" calcext:value-type="float">
            <text:p>34128</text:p>
          </table:table-cell>
          <table:table-cell table:style-name="ce11" table:formula="of:=MEDIAN([.P27:.P30])" office:value-type="float" office:value="66907.5" calcext:value-type="float">
            <text:p>66907,5</text:p>
          </table:table-cell>
          <table:table-cell table:style-name="ce11" table:formula="of:=MEDIAN([.Q27:.Q30])" office:value-type="float" office:value="96227" calcext:value-type="float">
            <text:p>96227</text:p>
          </table:table-cell>
          <table:table-cell table:style-name="ce11" table:formula="of:=MEDIAN([.R27:.R30])" office:value-type="float" office:value="118969.5" calcext:value-type="float">
            <text:p>118969,5</text:p>
          </table:table-cell>
          <table:table-cell table:style-name="ce11" table:formula="of:=MEDIAN([.S27:.S30])" office:value-type="float" office:value="127274" calcext:value-type="float">
            <text:p>127274</text:p>
          </table:table-cell>
          <table:table-cell table:style-name="ce11" table:formula="of:=MEDIAN([.T27:.T30])" office:value-type="float" office:value="127327.5" calcext:value-type="float">
            <text:p>12732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3:.C36])" office:value-type="float" office:value="146.648" calcext:value-type="float">
            <text:p>146,648</text:p>
          </table:table-cell>
          <table:table-cell table:style-name="ce11" table:formula="of:=MEDIAN([.D33:.D36])" office:value-type="float" office:value="9882" calcext:value-type="float">
            <text:p>9882</text:p>
          </table:table-cell>
          <table:table-cell table:style-name="ce11" table:formula="of:=MEDIAN([.E33:.E36])" office:value-type="float" office:value="15173674.5" calcext:value-type="float">
            <text:p>15173674,5</text:p>
          </table:table-cell>
          <table:table-cell table:style-name="ce11" table:formula="of:=MEDIAN([.F33:.F36])" office:value-type="float" office:value="14069092.5" calcext:value-type="float">
            <text:p>14069092,5</text:p>
          </table:table-cell>
          <table:table-cell table:style-name="ce11" table:formula="of:=MEDIAN([.G33:.G36])" office:value-type="float" office:value="42.52" calcext:value-type="float">
            <text:p>42,52</text:p>
          </table:table-cell>
          <table:table-cell table:style-name="ce11" table:formula="of:=MEDIAN([.H33:.H36])" office:value-type="float" office:value="41143" calcext:value-type="float">
            <text:p>41143</text:p>
          </table:table-cell>
          <table:table-cell table:style-name="ce11" table:formula="of:=MEDIAN([.I33:.I36])" office:value-type="float" office:value="24.345" calcext:value-type="float">
            <text:p>24,345</text:p>
          </table:table-cell>
          <table:table-cell table:style-name="ce11" table:formula="of:=MEDIAN([.J33:.J36])" office:value-type="float" office:value="99.775" calcext:value-type="float">
            <text:p>99,775</text:p>
          </table:table-cell>
          <table:table-cell table:style-name="ce11"/>
          <table:table-cell table:style-name="ce11" table:formula="of:=MEDIAN([.L33:.L36])" office:value-type="float" office:value="17080" calcext:value-type="float">
            <text:p>17080</text:p>
          </table:table-cell>
          <table:table-cell table:style-name="ce11" table:formula="of:=MEDIAN([.M33:.M36])" office:value-type="float" office:value="20351.5" calcext:value-type="float">
            <text:p>20351,5</text:p>
          </table:table-cell>
          <table:table-cell table:style-name="ce11" table:formula="of:=MEDIAN([.N33:.N36])" office:value-type="float" office:value="26934.5" calcext:value-type="float">
            <text:p>26934,5</text:p>
          </table:table-cell>
          <table:table-cell table:style-name="ce11" table:formula="of:=MEDIAN([.O33:.O36])" office:value-type="float" office:value="30511" calcext:value-type="float">
            <text:p>30511</text:p>
          </table:table-cell>
          <table:table-cell table:style-name="ce11" table:formula="of:=MEDIAN([.P33:.P36])" office:value-type="float" office:value="51318.5" calcext:value-type="float">
            <text:p>51318,5</text:p>
          </table:table-cell>
          <table:table-cell table:style-name="ce11" table:formula="of:=MEDIAN([.Q33:.Q36])" office:value-type="float" office:value="85480.5" calcext:value-type="float">
            <text:p>85480,5</text:p>
          </table:table-cell>
          <table:table-cell table:style-name="ce11" table:formula="of:=MEDIAN([.R33:.R36])" office:value-type="float" office:value="106000.5" calcext:value-type="float">
            <text:p>106000,5</text:p>
          </table:table-cell>
          <table:table-cell table:style-name="ce11" table:formula="of:=MEDIAN([.S33:.S36])" office:value-type="float" office:value="106782.5" calcext:value-type="float">
            <text:p>106782,5</text:p>
          </table:table-cell>
          <table:table-cell table:style-name="ce11" table:formula="of:=MEDIAN([.T33:.T36])" office:value-type="float" office:value="111423" calcext:value-type="float">
            <text:p>11142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9:.C42])" office:value-type="float" office:value="172.9345" calcext:value-type="float">
            <text:p>172,9345</text:p>
          </table:table-cell>
          <table:table-cell table:style-name="ce11" table:formula="of:=MEDIAN([.D39:.D42])" office:value-type="float" office:value="12548" calcext:value-type="float">
            <text:p>12548</text:p>
          </table:table-cell>
          <table:table-cell table:style-name="ce11" table:formula="of:=MEDIAN([.E39:.E42])" office:value-type="float" office:value="17313912" calcext:value-type="float">
            <text:p>17313912</text:p>
          </table:table-cell>
          <table:table-cell table:style-name="ce11" table:formula="of:=MEDIAN([.F39:.F42])" office:value-type="float" office:value="16053608" calcext:value-type="float">
            <text:p>16053608</text:p>
          </table:table-cell>
          <table:table-cell table:style-name="ce11" table:formula="of:=MEDIAN([.G39:.G42])" office:value-type="float" office:value="42.425" calcext:value-type="float">
            <text:p>42,425</text:p>
          </table:table-cell>
          <table:table-cell table:style-name="ce11" table:formula="of:=MEDIAN([.H39:.H42])" office:value-type="float" office:value="48173.5" calcext:value-type="float">
            <text:p>48173,5</text:p>
          </table:table-cell>
          <table:table-cell table:style-name="ce11" table:formula="of:=MEDIAN([.I39:.I42])" office:value-type="float" office:value="24.5" calcext:value-type="float">
            <text:p>24,5</text:p>
          </table:table-cell>
          <table:table-cell table:style-name="ce11" table:formula="of:=MEDIAN([.J39:.J42])" office:value-type="float" office:value="96.575" calcext:value-type="float">
            <text:p>96,575</text:p>
          </table:table-cell>
          <table:table-cell table:style-name="ce11"/>
          <table:table-cell table:style-name="ce11" table:formula="of:=MEDIAN([.L39:.L42])" office:value-type="float" office:value="18110.5" calcext:value-type="float">
            <text:p>18110,5</text:p>
          </table:table-cell>
          <table:table-cell table:style-name="ce11" table:formula="of:=MEDIAN([.M39:.M42])" office:value-type="float" office:value="26922.5" calcext:value-type="float">
            <text:p>26922,5</text:p>
          </table:table-cell>
          <table:table-cell table:style-name="ce11" table:formula="of:=MEDIAN([.N39:.N42])" office:value-type="float" office:value="34503.5" calcext:value-type="float">
            <text:p>34503,5</text:p>
          </table:table-cell>
          <table:table-cell table:style-name="ce11" table:formula="of:=MEDIAN([.O39:.O42])" office:value-type="float" office:value="46714.5" calcext:value-type="float">
            <text:p>46714,5</text:p>
          </table:table-cell>
          <table:table-cell table:style-name="ce11" table:formula="of:=MEDIAN([.P39:.P42])" office:value-type="float" office:value="84133.5" calcext:value-type="float">
            <text:p>84133,5</text:p>
          </table:table-cell>
          <table:table-cell table:style-name="ce11" table:formula="of:=MEDIAN([.Q39:.Q42])" office:value-type="float" office:value="122563" calcext:value-type="float">
            <text:p>122563</text:p>
          </table:table-cell>
          <table:table-cell table:style-name="ce11" table:formula="of:=MEDIAN([.R39:.R42])" office:value-type="float" office:value="125748" calcext:value-type="float">
            <text:p>125748</text:p>
          </table:table-cell>
          <table:table-cell table:style-name="ce11" table:formula="of:=MEDIAN([.S39:.S42])" office:value-type="float" office:value="126502.5" calcext:value-type="float">
            <text:p>126502,5</text:p>
          </table:table-cell>
          <table:table-cell table:style-name="ce11" table:formula="of:=MEDIAN([.T39:.T42])" office:value-type="float" office:value="138845" calcext:value-type="float">
            <text:p>13884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45:.C48])" office:value-type="float" office:value="175.726" calcext:value-type="float">
            <text:p>175,726</text:p>
          </table:table-cell>
          <table:table-cell table:style-name="ce11" table:formula="of:=MEDIAN([.D45:.D48])" office:value-type="float" office:value="15465.5" calcext:value-type="float">
            <text:p>15465,5</text:p>
          </table:table-cell>
          <table:table-cell table:style-name="ce11" table:formula="of:=MEDIAN([.E45:.E48])" office:value-type="float" office:value="17778568.5" calcext:value-type="float">
            <text:p>17778568,5</text:p>
          </table:table-cell>
          <table:table-cell table:style-name="ce11" table:formula="of:=MEDIAN([.F45:.F48])" office:value-type="float" office:value="16484441.5" calcext:value-type="float">
            <text:p>16484441,5</text:p>
          </table:table-cell>
          <table:table-cell table:style-name="ce11" table:formula="of:=MEDIAN([.G45:.G48])" office:value-type="float" office:value="47.13" calcext:value-type="float">
            <text:p>47,13</text:p>
          </table:table-cell>
          <table:table-cell table:style-name="ce11" table:formula="of:=MEDIAN([.H45:.H48])" office:value-type="float" office:value="49474.5" calcext:value-type="float">
            <text:p>49474,5</text:p>
          </table:table-cell>
          <table:table-cell table:style-name="ce11" table:formula="of:=MEDIAN([.I45:.I48])" office:value-type="float" office:value="21.956" calcext:value-type="float">
            <text:p>21,956</text:p>
          </table:table-cell>
          <table:table-cell table:style-name="ce11" table:formula="of:=MEDIAN([.J45:.J48])" office:value-type="float" office:value="101.78" calcext:value-type="float">
            <text:p>101,78</text:p>
          </table:table-cell>
          <table:table-cell table:style-name="ce11"/>
          <table:table-cell table:style-name="ce11" table:formula="of:=MEDIAN([.L45:.L48])" office:value-type="float" office:value="21182" calcext:value-type="float">
            <text:p>21182</text:p>
          </table:table-cell>
          <table:table-cell table:style-name="ce11" table:formula="of:=MEDIAN([.M45:.M48])" office:value-type="float" office:value="30261" calcext:value-type="float">
            <text:p>30261</text:p>
          </table:table-cell>
          <table:table-cell table:style-name="ce11" table:formula="of:=MEDIAN([.N45:.N48])" office:value-type="float" office:value="53711" calcext:value-type="float">
            <text:p>53711</text:p>
          </table:table-cell>
          <table:table-cell table:style-name="ce11" table:formula="of:=MEDIAN([.O45:.O48])" office:value-type="float" office:value="65792" calcext:value-type="float">
            <text:p>65792</text:p>
          </table:table-cell>
          <table:table-cell table:style-name="ce11" table:formula="of:=MEDIAN([.P45:.P48])" office:value-type="float" office:value="115964" calcext:value-type="float">
            <text:p>115964</text:p>
          </table:table-cell>
          <table:table-cell table:style-name="ce11" table:formula="of:=MEDIAN([.Q45:.Q48])" office:value-type="float" office:value="127233" calcext:value-type="float">
            <text:p>127233</text:p>
          </table:table-cell>
          <table:table-cell table:style-name="ce11" table:formula="of:=MEDIAN([.R45:.R48])" office:value-type="float" office:value="127294" calcext:value-type="float">
            <text:p>127294</text:p>
          </table:table-cell>
          <table:table-cell table:style-name="ce11" table:formula="of:=MEDIAN([.S45:.S48])" office:value-type="float" office:value="127312" calcext:value-type="float">
            <text:p>127312</text:p>
          </table:table-cell>
          <table:table-cell table:style-name="ce11" table:formula="of:=MEDIAN([.T45:.T48])" office:value-type="float" office:value="147561" calcext:value-type="float">
            <text:p>147561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1:.C54])" office:value-type="float" office:value="197.28" calcext:value-type="float">
            <text:p>197,28</text:p>
          </table:table-cell>
          <table:table-cell table:style-name="ce11" table:formula="of:=MEDIAN([.D51:.D54])" office:value-type="float" office:value="17321" calcext:value-type="float">
            <text:p>17321</text:p>
          </table:table-cell>
          <table:table-cell table:style-name="ce11" table:formula="of:=MEDIAN([.E51:.E54])" office:value-type="float" office:value="20154865.5" calcext:value-type="float">
            <text:p>20154865,5</text:p>
          </table:table-cell>
          <table:table-cell table:style-name="ce11" table:formula="of:=MEDIAN([.F51:.F54])" office:value-type="float" office:value="18687764.5" calcext:value-type="float">
            <text:p>18687764,5</text:p>
          </table:table-cell>
          <table:table-cell table:style-name="ce11" table:formula="of:=MEDIAN([.G51:.G54])" office:value-type="float" office:value="47.615" calcext:value-type="float">
            <text:p>47,615</text:p>
          </table:table-cell>
          <table:table-cell table:style-name="ce11" table:formula="of:=MEDIAN([.H51:.H54])" office:value-type="float" office:value="55145" calcext:value-type="float">
            <text:p>55145</text:p>
          </table:table-cell>
          <table:table-cell table:style-name="ce11" table:formula="of:=MEDIAN([.I51:.I54])" office:value-type="float" office:value="21.5" calcext:value-type="float">
            <text:p>21,5</text:p>
          </table:table-cell>
          <table:table-cell table:style-name="ce11" table:formula="of:=MEDIAN([.J51:.J54])" office:value-type="float" office:value="98.945" calcext:value-type="float">
            <text:p>98,945</text:p>
          </table:table-cell>
          <table:table-cell table:style-name="ce11"/>
          <table:table-cell table:style-name="ce11" table:formula="of:=MEDIAN([.L51:.L54])" office:value-type="float" office:value="22063.5" calcext:value-type="float">
            <text:p>22063,5</text:p>
          </table:table-cell>
          <table:table-cell table:style-name="ce11" table:formula="of:=MEDIAN([.M51:.M54])" office:value-type="float" office:value="32564" calcext:value-type="float">
            <text:p>32564</text:p>
          </table:table-cell>
          <table:table-cell table:style-name="ce11" table:formula="of:=MEDIAN([.N51:.N54])" office:value-type="float" office:value="49216.5" calcext:value-type="float">
            <text:p>49216,5</text:p>
          </table:table-cell>
          <table:table-cell table:style-name="ce11" table:formula="of:=MEDIAN([.O51:.O54])" office:value-type="float" office:value="58012" calcext:value-type="float">
            <text:p>58012</text:p>
          </table:table-cell>
          <table:table-cell table:style-name="ce11" table:formula="of:=MEDIAN([.P51:.P54])" office:value-type="float" office:value="125149" calcext:value-type="float">
            <text:p>125149</text:p>
          </table:table-cell>
          <table:table-cell table:style-name="ce11" table:formula="of:=MEDIAN([.Q51:.Q54])" office:value-type="float" office:value="127252" calcext:value-type="float">
            <text:p>127252</text:p>
          </table:table-cell>
          <table:table-cell table:style-name="ce11" table:formula="of:=MEDIAN([.R51:.R54])" office:value-type="float" office:value="127296" calcext:value-type="float">
            <text:p>127296</text:p>
          </table:table-cell>
          <table:table-cell table:style-name="ce11" table:formula="of:=MEDIAN([.S51:.S54])" office:value-type="float" office:value="127311.5" calcext:value-type="float">
            <text:p>127311,5</text:p>
          </table:table-cell>
          <table:table-cell table:style-name="ce11" table:formula="of:=MEDIAN([.T51:.T54])" office:value-type="float" office:value="131517" calcext:value-type="float">
            <text:p>131517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7:.C60])" office:value-type="float" office:value="201.995" calcext:value-type="float">
            <text:p>201,995</text:p>
          </table:table-cell>
          <table:table-cell table:style-name="ce11" table:formula="of:=MEDIAN([.D57:.D60])" office:value-type="float" office:value="19770" calcext:value-type="float">
            <text:p>19770</text:p>
          </table:table-cell>
          <table:table-cell table:style-name="ce11" table:formula="of:=MEDIAN([.E57:.E60])" office:value-type="float" office:value="21293118" calcext:value-type="float">
            <text:p>21293118</text:p>
          </table:table-cell>
          <table:table-cell table:style-name="ce11" table:formula="of:=MEDIAN([.F57:.F60])" office:value-type="float" office:value="19743162" calcext:value-type="float">
            <text:p>19743162</text:p>
          </table:table-cell>
          <table:table-cell table:style-name="ce11" table:formula="of:=MEDIAN([.G57:.G60])" office:value-type="float" office:value="50.615" calcext:value-type="float">
            <text:p>50,615</text:p>
          </table:table-cell>
          <table:table-cell table:style-name="ce11" table:formula="of:=MEDIAN([.H57:.H60])" office:value-type="float" office:value="57606.5" calcext:value-type="float">
            <text:p>57606,5</text:p>
          </table:table-cell>
          <table:table-cell table:style-name="ce11" table:formula="of:=MEDIAN([.I57:.I60])" office:value-type="float" office:value="20.104" calcext:value-type="float">
            <text:p>20,104</text:p>
          </table:table-cell>
          <table:table-cell table:style-name="ce11" table:formula="of:=MEDIAN([.J57:.J60])" office:value-type="float" office:value="100.215" calcext:value-type="float">
            <text:p>100,215</text:p>
          </table:table-cell>
          <table:table-cell table:style-name="ce11"/>
          <table:table-cell table:style-name="ce11" table:formula="of:=MEDIAN([.L57:.L60])" office:value-type="float" office:value="22419" calcext:value-type="float">
            <text:p>22419</text:p>
          </table:table-cell>
          <table:table-cell table:style-name="ce11" table:formula="of:=MEDIAN([.M57:.M60])" office:value-type="float" office:value="32780.5" calcext:value-type="float">
            <text:p>32780,5</text:p>
          </table:table-cell>
          <table:table-cell table:style-name="ce11" table:formula="of:=MEDIAN([.N57:.N60])" office:value-type="float" office:value="48165.5" calcext:value-type="float">
            <text:p>48165,5</text:p>
          </table:table-cell>
          <table:table-cell table:style-name="ce11" table:formula="of:=MEDIAN([.O57:.O60])" office:value-type="float" office:value="61466.5" calcext:value-type="float">
            <text:p>61466,5</text:p>
          </table:table-cell>
          <table:table-cell table:style-name="ce11" table:formula="of:=MEDIAN([.P57:.P60])" office:value-type="float" office:value="127167" calcext:value-type="float">
            <text:p>127167</text:p>
          </table:table-cell>
          <table:table-cell table:style-name="ce11" table:formula="of:=MEDIAN([.Q57:.Q60])" office:value-type="float" office:value="127290" calcext:value-type="float">
            <text:p>127290</text:p>
          </table:table-cell>
          <table:table-cell table:style-name="ce11" table:formula="of:=MEDIAN([.R57:.R60])" office:value-type="float" office:value="127308" calcext:value-type="float">
            <text:p>127308</text:p>
          </table:table-cell>
          <table:table-cell table:style-name="ce11" table:formula="of:=MEDIAN([.S57:.S60])" office:value-type="float" office:value="127325.5" calcext:value-type="float">
            <text:p>127325,5</text:p>
          </table:table-cell>
          <table:table-cell table:style-name="ce11" table:formula="of:=MEDIAN([.T57:.T60])" office:value-type="float" office:value="167870" calcext:value-type="float">
            <text:p>16787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3:.C66])" office:value-type="float" office:value="206.247" calcext:value-type="float">
            <text:p>206,247</text:p>
          </table:table-cell>
          <table:table-cell table:style-name="ce11" table:formula="of:=MEDIAN([.D63:.D66])" office:value-type="float" office:value="20074" calcext:value-type="float">
            <text:p>20074</text:p>
          </table:table-cell>
          <table:table-cell table:style-name="ce11" table:formula="of:=MEDIAN([.E63:.E66])" office:value-type="float" office:value="20457360" calcext:value-type="float">
            <text:p>20457360</text:p>
          </table:table-cell>
          <table:table-cell table:style-name="ce11" table:formula="of:=MEDIAN([.F63:.F66])" office:value-type="float" office:value="18968240" calcext:value-type="float">
            <text:p>18968240</text:p>
          </table:table-cell>
          <table:table-cell table:style-name="ce11" table:formula="of:=MEDIAN([.G63:.G66])" office:value-type="float" office:value="57.655" calcext:value-type="float">
            <text:p>57,655</text:p>
          </table:table-cell>
          <table:table-cell table:style-name="ce11" table:formula="of:=MEDIAN([.H63:.H66])" office:value-type="float" office:value="56227" calcext:value-type="float">
            <text:p>56227</text:p>
          </table:table-cell>
          <table:table-cell table:style-name="ce11" table:formula="of:=MEDIAN([.I63:.I66])" office:value-type="float" office:value="19" calcext:value-type="float">
            <text:p>19</text:p>
          </table:table-cell>
          <table:table-cell table:style-name="ce11" table:formula="of:=MEDIAN([.J63:.J66])" office:value-type="float" office:value="95.01" calcext:value-type="float">
            <text:p>95,01</text:p>
          </table:table-cell>
          <table:table-cell table:style-name="ce11"/>
          <table:table-cell table:style-name="ce11" table:formula="of:=MEDIAN([.L63:.L66])" office:value-type="float" office:value="22424.5" calcext:value-type="float">
            <text:p>22424,5</text:p>
          </table:table-cell>
          <table:table-cell table:style-name="ce11" table:formula="of:=MEDIAN([.M63:.M66])" office:value-type="float" office:value="31173.5" calcext:value-type="float">
            <text:p>31173,5</text:p>
          </table:table-cell>
          <table:table-cell table:style-name="ce11" table:formula="of:=MEDIAN([.N63:.N66])" office:value-type="float" office:value="43331.5" calcext:value-type="float">
            <text:p>43331,5</text:p>
          </table:table-cell>
          <table:table-cell table:style-name="ce11" table:formula="of:=MEDIAN([.O63:.O66])" office:value-type="float" office:value="64791" calcext:value-type="float">
            <text:p>64791</text:p>
          </table:table-cell>
          <table:table-cell table:style-name="ce11" table:formula="of:=MEDIAN([.P63:.P66])" office:value-type="float" office:value="127215.5" calcext:value-type="float">
            <text:p>127215,5</text:p>
          </table:table-cell>
          <table:table-cell table:style-name="ce11" table:formula="of:=MEDIAN([.Q63:.Q66])" office:value-type="float" office:value="127262" calcext:value-type="float">
            <text:p>127262</text:p>
          </table:table-cell>
          <table:table-cell table:style-name="ce11" table:formula="of:=MEDIAN([.R63:.R66])" office:value-type="float" office:value="127292" calcext:value-type="float">
            <text:p>127292</text:p>
          </table:table-cell>
          <table:table-cell table:style-name="ce11" table:formula="of:=MEDIAN([.S63:.S66])" office:value-type="float" office:value="127317.5" calcext:value-type="float">
            <text:p>127317,5</text:p>
          </table:table-cell>
          <table:table-cell table:style-name="ce11" table:formula="of:=MEDIAN([.T63:.T66])" office:value-type="float" office:value="153340.5" calcext:value-type="float">
            <text:p>15334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9:.C72])" office:value-type="float" office:value="239.905" calcext:value-type="float">
            <text:p>239,905</text:p>
          </table:table-cell>
          <table:table-cell table:style-name="ce11" table:formula="of:=MEDIAN([.D69:.D72])" office:value-type="float" office:value="20190" calcext:value-type="float">
            <text:p>20190</text:p>
          </table:table-cell>
          <table:table-cell table:style-name="ce11" table:formula="of:=MEDIAN([.E69:.E72])" office:value-type="float" office:value="26197572" calcext:value-type="float">
            <text:p>26197572</text:p>
          </table:table-cell>
          <table:table-cell table:style-name="ce11" table:formula="of:=MEDIAN([.F69:.F72])" office:value-type="float" office:value="24290545" calcext:value-type="float">
            <text:p>24290545</text:p>
          </table:table-cell>
          <table:table-cell table:style-name="ce11" table:formula="of:=MEDIAN([.G69:.G72])" office:value-type="float" office:value="40.375" calcext:value-type="float">
            <text:p>40,375</text:p>
          </table:table-cell>
          <table:table-cell table:style-name="ce11" table:formula="of:=MEDIAN([.H69:.H72])" office:value-type="float" office:value="70191.5" calcext:value-type="float">
            <text:p>70191,5</text:p>
          </table:table-cell>
          <table:table-cell table:style-name="ce11" table:formula="of:=MEDIAN([.I69:.I72])" office:value-type="float" office:value="20" calcext:value-type="float">
            <text:p>20</text:p>
          </table:table-cell>
          <table:table-cell table:style-name="ce11" table:formula="of:=MEDIAN([.J69:.J72])" office:value-type="float" office:value="106.33" calcext:value-type="float">
            <text:p>106,33</text:p>
          </table:table-cell>
          <table:table-cell table:style-name="ce11"/>
          <table:table-cell table:style-name="ce11" table:formula="of:=MEDIAN([.L69:.L72])" office:value-type="float" office:value="24533" calcext:value-type="float">
            <text:p>24533</text:p>
          </table:table-cell>
          <table:table-cell table:style-name="ce11" table:formula="of:=MEDIAN([.M69:.M72])" office:value-type="float" office:value="45095.5" calcext:value-type="float">
            <text:p>45095,5</text:p>
          </table:table-cell>
          <table:table-cell table:style-name="ce11" table:formula="of:=MEDIAN([.N69:.N72])" office:value-type="float" office:value="85676" calcext:value-type="float">
            <text:p>85676</text:p>
          </table:table-cell>
          <table:table-cell table:style-name="ce11" table:formula="of:=MEDIAN([.O69:.O72])" office:value-type="float" office:value="92220" calcext:value-type="float">
            <text:p>92220</text:p>
          </table:table-cell>
          <table:table-cell table:style-name="ce11" table:formula="of:=MEDIAN([.P69:.P72])" office:value-type="float" office:value="127253.5" calcext:value-type="float">
            <text:p>127253,5</text:p>
          </table:table-cell>
          <table:table-cell table:style-name="ce11" table:formula="of:=MEDIAN([.Q69:.Q72])" office:value-type="float" office:value="127277.5" calcext:value-type="float">
            <text:p>127277,5</text:p>
          </table:table-cell>
          <table:table-cell table:style-name="ce11" table:formula="of:=MEDIAN([.R69:.R72])" office:value-type="float" office:value="127295.5" calcext:value-type="float">
            <text:p>127295,5</text:p>
          </table:table-cell>
          <table:table-cell table:style-name="ce11" table:formula="of:=MEDIAN([.S69:.S72])" office:value-type="float" office:value="127321.5" calcext:value-type="float">
            <text:p>127321,5</text:p>
          </table:table-cell>
          <table:table-cell table:style-name="ce11" table:formula="of:=MEDIAN([.T69:.T72])" office:value-type="float" office:value="151807.5" calcext:value-type="float">
            <text:p>151807,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75:.C78])" office:value-type="float" office:value="198.08" calcext:value-type="float">
            <text:p>198,08</text:p>
          </table:table-cell>
          <table:table-cell table:style-name="ce11" table:formula="of:=MEDIAN([.D75:.D78])" office:value-type="float" office:value="26714.5" calcext:value-type="float">
            <text:p>26714,5</text:p>
          </table:table-cell>
          <table:table-cell table:style-name="ce11" table:formula="of:=MEDIAN([.E75:.E78])" office:value-type="float" office:value="21595612.5" calcext:value-type="float">
            <text:p>21595612,5</text:p>
          </table:table-cell>
          <table:table-cell table:style-name="ce11" table:formula="of:=MEDIAN([.F75:.F78])" office:value-type="float" office:value="20023637.5" calcext:value-type="float">
            <text:p>20023637,5</text:p>
          </table:table-cell>
          <table:table-cell table:style-name="ce11" table:formula="of:=MEDIAN([.G75:.G78])" office:value-type="float" office:value="70.57" calcext:value-type="float">
            <text:p>70,57</text:p>
          </table:table-cell>
          <table:table-cell table:style-name="ce11" table:formula="of:=MEDIAN([.H75:.H78])" office:value-type="float" office:value="54183" calcext:value-type="float">
            <text:p>54183</text:p>
          </table:table-cell>
          <table:table-cell table:style-name="ce11" table:formula="of:=MEDIAN([.I75:.I78])" office:value-type="float" office:value="15.5" calcext:value-type="float">
            <text:p>15,5</text:p>
          </table:table-cell>
          <table:table-cell table:style-name="ce11" table:formula="of:=MEDIAN([.J75:.J78])" office:value-type="float" office:value="105.68" calcext:value-type="float">
            <text:p>105,68</text:p>
          </table:table-cell>
          <table:table-cell table:style-name="ce11"/>
          <table:table-cell table:style-name="ce11" table:formula="of:=MEDIAN([.L75:.L78])" office:value-type="float" office:value="21125.5" calcext:value-type="float">
            <text:p>21125,5</text:p>
          </table:table-cell>
          <table:table-cell table:style-name="ce11" table:formula="of:=MEDIAN([.M75:.M78])" office:value-type="float" office:value="30114" calcext:value-type="float">
            <text:p>30114</text:p>
          </table:table-cell>
          <table:table-cell table:style-name="ce11" table:formula="of:=MEDIAN([.N75:.N78])" office:value-type="float" office:value="49283" calcext:value-type="float">
            <text:p>49283</text:p>
          </table:table-cell>
          <table:table-cell table:style-name="ce11" table:formula="of:=MEDIAN([.O75:.O78])" office:value-type="float" office:value="94424.5" calcext:value-type="float">
            <text:p>94424,5</text:p>
          </table:table-cell>
          <table:table-cell table:style-name="ce11" table:formula="of:=MEDIAN([.P75:.P78])" office:value-type="float" office:value="127241" calcext:value-type="float">
            <text:p>127241</text:p>
          </table:table-cell>
          <table:table-cell table:style-name="ce11" table:formula="of:=MEDIAN([.Q75:.Q78])" office:value-type="float" office:value="127279" calcext:value-type="float">
            <text:p>127279</text:p>
          </table:table-cell>
          <table:table-cell table:style-name="ce11" table:formula="of:=MEDIAN([.R75:.R78])" office:value-type="float" office:value="127309.5" calcext:value-type="float">
            <text:p>127309,5</text:p>
          </table:table-cell>
          <table:table-cell table:style-name="ce11" table:formula="of:=MEDIAN([.S75:.S78])" office:value-type="float" office:value="127327" calcext:value-type="float">
            <text:p>127327</text:p>
          </table:table-cell>
          <table:table-cell table:style-name="ce11" table:formula="of:=MEDIAN([.T75:.T78])" office:value-type="float" office:value="147620" calcext:value-type="float">
            <text:p>14762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1:.C84])" office:value-type="float" office:value="225.347" calcext:value-type="float">
            <text:p>225,347</text:p>
          </table:table-cell>
          <table:table-cell table:style-name="ce11" table:formula="of:=MEDIAN([.D81:.D84])" office:value-type="float" office:value="30092" calcext:value-type="float">
            <text:p>30092</text:p>
          </table:table-cell>
          <table:table-cell table:style-name="ce11" table:formula="of:=MEDIAN([.E81:.E84])" office:value-type="float" office:value="24788956.5" calcext:value-type="float">
            <text:p>24788956,5</text:p>
          </table:table-cell>
          <table:table-cell table:style-name="ce11" table:formula="of:=MEDIAN([.F81:.F84])" office:value-type="float" office:value="22984533.5" calcext:value-type="float">
            <text:p>22984533,5</text:p>
          </table:table-cell>
          <table:table-cell table:style-name="ce11" table:formula="of:=MEDIAN([.G81:.G84])" office:value-type="float" office:value="64.07" calcext:value-type="float">
            <text:p>64,07</text:p>
          </table:table-cell>
          <table:table-cell table:style-name="ce11" table:formula="of:=MEDIAN([.H81:.H84])" office:value-type="float" office:value="63681" calcext:value-type="float">
            <text:p>63681</text:p>
          </table:table-cell>
          <table:table-cell table:style-name="ce11" table:formula="of:=MEDIAN([.I81:.I84])" office:value-type="float" office:value="16" calcext:value-type="float">
            <text:p>16</text:p>
          </table:table-cell>
          <table:table-cell table:style-name="ce11" table:formula="of:=MEDIAN([.J81:.J84])" office:value-type="float" office:value="117.215" calcext:value-type="float">
            <text:p>117,215</text:p>
          </table:table-cell>
          <table:table-cell table:style-name="ce11"/>
          <table:table-cell table:style-name="ce11" table:formula="of:=MEDIAN([.L81:.L84])" office:value-type="float" office:value="26654.5" calcext:value-type="float">
            <text:p>26654,5</text:p>
          </table:table-cell>
          <table:table-cell table:style-name="ce11" table:formula="of:=MEDIAN([.M81:.M84])" office:value-type="float" office:value="41747.5" calcext:value-type="float">
            <text:p>41747,5</text:p>
          </table:table-cell>
          <table:table-cell table:style-name="ce11" table:formula="of:=MEDIAN([.N81:.N84])" office:value-type="float" office:value="57551.5" calcext:value-type="float">
            <text:p>57551,5</text:p>
          </table:table-cell>
          <table:table-cell table:style-name="ce11" table:formula="of:=MEDIAN([.O81:.O84])" office:value-type="float" office:value="88430" calcext:value-type="float">
            <text:p>88430</text:p>
          </table:table-cell>
          <table:table-cell table:style-name="ce11" table:formula="of:=MEDIAN([.P81:.P84])" office:value-type="float" office:value="127252" calcext:value-type="float">
            <text:p>127252</text:p>
          </table:table-cell>
          <table:table-cell table:style-name="ce11" table:formula="of:=MEDIAN([.Q81:.Q84])" office:value-type="float" office:value="127287.5" calcext:value-type="float">
            <text:p>127287,5</text:p>
          </table:table-cell>
          <table:table-cell table:style-name="ce11" table:formula="of:=MEDIAN([.R81:.R84])" office:value-type="float" office:value="127303" calcext:value-type="float">
            <text:p>127303</text:p>
          </table:table-cell>
          <table:table-cell table:style-name="ce11" table:formula="of:=MEDIAN([.S81:.S84])" office:value-type="float" office:value="127314.5" calcext:value-type="float">
            <text:p>127314,5</text:p>
          </table:table-cell>
          <table:table-cell table:style-name="ce11" table:formula="of:=MEDIAN([.T81:.T84])" office:value-type="float" office:value="159389.5" calcext:value-type="float">
            <text:p>159389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7:.C90])" office:value-type="float" office:value="253.7785" calcext:value-type="float">
            <text:p>253,7785</text:p>
          </table:table-cell>
          <table:table-cell table:style-name="ce11" table:formula="of:=MEDIAN([.D87:.D90])" office:value-type="float" office:value="31450" calcext:value-type="float">
            <text:p>31450</text:p>
          </table:table-cell>
          <table:table-cell table:style-name="ce11" table:formula="of:=MEDIAN([.E87:.E90])" office:value-type="float" office:value="27293112" calcext:value-type="float">
            <text:p>27293112</text:p>
          </table:table-cell>
          <table:table-cell table:style-name="ce11" table:formula="of:=MEDIAN([.F87:.F90])" office:value-type="float" office:value="25306408" calcext:value-type="float">
            <text:p>25306408</text:p>
          </table:table-cell>
          <table:table-cell table:style-name="ce11" table:formula="of:=MEDIAN([.G87:.G90])" office:value-type="float" office:value="59.725" calcext:value-type="float">
            <text:p>59,725</text:p>
          </table:table-cell>
          <table:table-cell table:style-name="ce11" table:formula="of:=MEDIAN([.H87:.H90])" office:value-type="float" office:value="73546" calcext:value-type="float">
            <text:p>73546</text:p>
          </table:table-cell>
          <table:table-cell table:style-name="ce11" table:formula="of:=MEDIAN([.I87:.I90])" office:value-type="float" office:value="17" calcext:value-type="float">
            <text:p>17</text:p>
          </table:table-cell>
          <table:table-cell table:style-name="ce11" table:formula="of:=MEDIAN([.J87:.J90])" office:value-type="float" office:value="104.075" calcext:value-type="float">
            <text:p>104,075</text:p>
          </table:table-cell>
          <table:table-cell table:style-name="ce11"/>
          <table:table-cell table:style-name="ce11" table:formula="of:=MEDIAN([.L87:.L90])" office:value-type="float" office:value="28995" calcext:value-type="float">
            <text:p>28995</text:p>
          </table:table-cell>
          <table:table-cell table:style-name="ce11" table:formula="of:=MEDIAN([.M87:.M90])" office:value-type="float" office:value="79932.5" calcext:value-type="float">
            <text:p>79932,5</text:p>
          </table:table-cell>
          <table:table-cell table:style-name="ce11" table:formula="of:=MEDIAN([.N87:.N90])" office:value-type="float" office:value="90309" calcext:value-type="float">
            <text:p>90309</text:p>
          </table:table-cell>
          <table:table-cell table:style-name="ce11" table:formula="of:=MEDIAN([.O87:.O90])" office:value-type="float" office:value="102183" calcext:value-type="float">
            <text:p>102183</text:p>
          </table:table-cell>
          <table:table-cell table:style-name="ce11" table:formula="of:=MEDIAN([.P87:.P90])" office:value-type="float" office:value="127281.5" calcext:value-type="float">
            <text:p>127281,5</text:p>
          </table:table-cell>
          <table:table-cell table:style-name="ce11" table:formula="of:=MEDIAN([.Q87:.Q90])" office:value-type="float" office:value="127305.5" calcext:value-type="float">
            <text:p>127305,5</text:p>
          </table:table-cell>
          <table:table-cell table:style-name="ce11" table:formula="of:=MEDIAN([.R87:.R90])" office:value-type="float" office:value="127320" calcext:value-type="float">
            <text:p>127320</text:p>
          </table:table-cell>
          <table:table-cell table:style-name="ce11" table:formula="of:=MEDIAN([.S87:.S90])" office:value-type="float" office:value="127338" calcext:value-type="float">
            <text:p>127338</text:p>
          </table:table-cell>
          <table:table-cell table:style-name="ce11" table:formula="of:=MEDIAN([.T87:.T90])" office:value-type="float" office:value="167876" calcext:value-type="float">
            <text:p>167876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9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0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3:.C6])" office:value-type="float" office:value="9.6475" calcext:value-type="float">
            <text:p>9,6475</text:p>
          </table:table-cell>
          <table:table-cell table:style-name="ce23" table:formula="of:=MEDIAN([.D3:.D6])" office:value-type="float" office:value="482" calcext:value-type="float">
            <text:p>482</text:p>
          </table:table-cell>
          <table:table-cell table:style-name="ce23" table:formula="of:=MEDIAN([.E3:.E6])" office:value-type="float" office:value="1338116" calcext:value-type="float">
            <text:p>1338116</text:p>
          </table:table-cell>
          <table:table-cell table:style-name="ce23" table:formula="of:=MEDIAN([.F3:.F6])" office:value-type="float" office:value="1144138" calcext:value-type="float">
            <text:p>1144138</text:p>
          </table:table-cell>
          <table:table-cell table:style-name="ce23" table:formula="of:=MEDIAN([.G3:.G6])" office:value-type="float" office:value="104" calcext:value-type="float">
            <text:p>104</text:p>
          </table:table-cell>
          <table:table-cell table:style-name="ce23" table:formula="of:=MEDIAN([.H3:.H6])" office:value-type="float" office:value="4201.5" calcext:value-type="float">
            <text:p>4201,5</text:p>
          </table:table-cell>
          <table:table-cell table:style-name="ce23" table:formula="of:=MEDIAN([.I3:.I6])" office:value-type="float" office:value="9.5" calcext:value-type="float">
            <text:p>9,5</text:p>
          </table:table-cell>
          <table:table-cell table:style-name="ce23" table:formula="of:=MEDIAN([.J3:.J6])" office:value-type="float" office:value="133.075" calcext:value-type="float">
            <text:p>133,075</text:p>
          </table:table-cell>
          <table:table-cell table:style-name="ce23"/>
          <table:table-cell table:style-name="ce23" table:formula="of:=MEDIAN([.L3:.L6])" office:value-type="float" office:value="692" calcext:value-type="float">
            <text:p>692</text:p>
          </table:table-cell>
          <table:table-cell table:style-name="ce23" table:formula="of:=MEDIAN([.M3:.M6])" office:value-type="float" office:value="1053" calcext:value-type="float">
            <text:p>1053</text:p>
          </table:table-cell>
          <table:table-cell table:style-name="ce23" table:formula="of:=MEDIAN([.N3:.N6])" office:value-type="float" office:value="1969.5" calcext:value-type="float">
            <text:p>1969,5</text:p>
          </table:table-cell>
          <table:table-cell table:style-name="ce23" table:formula="of:=MEDIAN([.O3:.O6])" office:value-type="float" office:value="2622" calcext:value-type="float">
            <text:p>2622</text:p>
          </table:table-cell>
          <table:table-cell table:style-name="ce23" table:formula="of:=MEDIAN([.P3:.P6])" office:value-type="float" office:value="4708" calcext:value-type="float">
            <text:p>4708</text:p>
          </table:table-cell>
          <table:table-cell table:style-name="ce23" table:formula="of:=MEDIAN([.Q3:.Q6])" office:value-type="float" office:value="6247.5" calcext:value-type="float">
            <text:p>6247,5</text:p>
          </table:table-cell>
          <table:table-cell table:style-name="ce23" table:formula="of:=MEDIAN([.R3:.R6])" office:value-type="float" office:value="7183.5" calcext:value-type="float">
            <text:p>7183,5</text:p>
          </table:table-cell>
          <table:table-cell table:style-name="ce23" table:formula="of:=MEDIAN([.S3:.S6])" office:value-type="float" office:value="7908" calcext:value-type="float">
            <text:p>7908</text:p>
          </table:table-cell>
          <table:table-cell table:style-name="ce47" table:formula="of:=MEDIAN([.T3:.T6])" office:value-type="float" office:value="8619.5" calcext:value-type="float">
            <text:p>8619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8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9:.C12])" office:value-type="float" office:value="11.3885" calcext:value-type="float">
            <text:p>11,3885</text:p>
          </table:table-cell>
          <table:table-cell table:style-name="ce23" table:formula="of:=MEDIAN([.D9:.D12])" office:value-type="float" office:value="983" calcext:value-type="float">
            <text:p>983</text:p>
          </table:table-cell>
          <table:table-cell table:style-name="ce23" table:formula="of:=MEDIAN([.E9:.E12])" office:value-type="float" office:value="1760201" calcext:value-type="float">
            <text:p>1760201</text:p>
          </table:table-cell>
          <table:table-cell table:style-name="ce23" table:formula="of:=MEDIAN([.F9:.F12])" office:value-type="float" office:value="1439591.5" calcext:value-type="float">
            <text:p>1439591,5</text:p>
          </table:table-cell>
          <table:table-cell table:style-name="ce23" table:formula="of:=MEDIAN([.G9:.G12])" office:value-type="float" office:value="176" calcext:value-type="float">
            <text:p>176</text:p>
          </table:table-cell>
          <table:table-cell table:style-name="ce23" table:formula="of:=MEDIAN([.H9:.H12])" office:value-type="float" office:value="3474.5" calcext:value-type="float">
            <text:p>3474,5</text:p>
          </table:table-cell>
          <table:table-cell table:style-name="ce23" table:formula="of:=MEDIAN([.I9:.I12])" office:value-type="float" office:value="5.5" calcext:value-type="float">
            <text:p>5,5</text:p>
          </table:table-cell>
          <table:table-cell table:style-name="ce23" table:formula="of:=MEDIAN([.J9:.J12])" office:value-type="float" office:value="158.635" calcext:value-type="float">
            <text:p>158,635</text:p>
          </table:table-cell>
          <table:table-cell table:style-name="ce23"/>
          <table:table-cell table:style-name="ce23" table:formula="of:=MEDIAN([.L9:.L12])" office:value-type="float" office:value="232" calcext:value-type="float">
            <text:p>232</text:p>
          </table:table-cell>
          <table:table-cell table:style-name="ce23" table:formula="of:=MEDIAN([.M9:.M12])" office:value-type="float" office:value="672" calcext:value-type="float">
            <text:p>672</text:p>
          </table:table-cell>
          <table:table-cell table:style-name="ce23" table:formula="of:=MEDIAN([.N9:.N12])" office:value-type="float" office:value="1322.5" calcext:value-type="float">
            <text:p>1322,5</text:p>
          </table:table-cell>
          <table:table-cell table:style-name="ce23" table:formula="of:=MEDIAN([.O9:.O12])" office:value-type="float" office:value="1831" calcext:value-type="float">
            <text:p>1831</text:p>
          </table:table-cell>
          <table:table-cell table:style-name="ce23" table:formula="of:=MEDIAN([.P9:.P12])" office:value-type="float" office:value="3954.5" calcext:value-type="float">
            <text:p>3954,5</text:p>
          </table:table-cell>
          <table:table-cell table:style-name="ce23" table:formula="of:=MEDIAN([.Q9:.Q12])" office:value-type="float" office:value="6309.5" calcext:value-type="float">
            <text:p>6309,5</text:p>
          </table:table-cell>
          <table:table-cell table:style-name="ce23" table:formula="of:=MEDIAN([.R9:.R12])" office:value-type="float" office:value="9006" calcext:value-type="float">
            <text:p>9006</text:p>
          </table:table-cell>
          <table:table-cell table:style-name="ce23" table:formula="of:=MEDIAN([.S9:.S12])" office:value-type="float" office:value="9970.5" calcext:value-type="float">
            <text:p>9970,5</text:p>
          </table:table-cell>
          <table:table-cell table:style-name="ce47" table:formula="of:=MEDIAN([.T9:.T12])" office:value-type="float" office:value="10813.5" calcext:value-type="float">
            <text:p>10813,5</text:p>
          </table:table-cell>
          <table:table-cell table:style-name="ce55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MEDIAN([.C15:.C18])" office:value-type="float" office:value="13.838" calcext:value-type="float">
            <text:p>13,838</text:p>
          </table:table-cell>
          <table:table-cell table:style-name="ce23" table:formula="of:=MEDIAN([.D15:.D18])" office:value-type="float" office:value="2923.5" calcext:value-type="float">
            <text:p>2923,5</text:p>
          </table:table-cell>
          <table:table-cell table:style-name="ce23" table:formula="of:=MEDIAN([.E15:.E18])" office:value-type="float" office:value="2061145.5" calcext:value-type="float">
            <text:p>2061145,5</text:p>
          </table:table-cell>
          <table:table-cell table:style-name="ce23" table:formula="of:=MEDIAN([.F15:.F18])" office:value-type="float" office:value="1658988.5" calcext:value-type="float">
            <text:p>1658988,5</text:p>
          </table:table-cell>
          <table:table-cell table:style-name="ce23" table:formula="of:=MEDIAN([.G15:.G18])" office:value-type="float" office:value="217" calcext:value-type="float">
            <text:p>217</text:p>
          </table:table-cell>
          <table:table-cell table:style-name="ce23" table:formula="of:=MEDIAN([.H15:.H18])" office:value-type="float" office:value="4625" calcext:value-type="float">
            <text:p>4625</text:p>
          </table:table-cell>
          <table:table-cell table:style-name="ce23" table:formula="of:=MEDIAN([.I15:.I18])" office:value-type="float" office:value="4" calcext:value-type="float">
            <text:p>4</text:p>
          </table:table-cell>
          <table:table-cell table:style-name="ce23" table:formula="of:=MEDIAN([.J15:.J18])" office:value-type="float" office:value="151.01" calcext:value-type="float">
            <text:p>151,01</text:p>
          </table:table-cell>
          <table:table-cell table:style-name="ce23"/>
          <table:table-cell table:style-name="ce23" table:formula="of:=MEDIAN([.L15:.L18])" office:value-type="float" office:value="316" calcext:value-type="float">
            <text:p>316</text:p>
          </table:table-cell>
          <table:table-cell table:style-name="ce23" table:formula="of:=MEDIAN([.M15:.M18])" office:value-type="float" office:value="1788" calcext:value-type="float">
            <text:p>1788</text:p>
          </table:table-cell>
          <table:table-cell table:style-name="ce23" table:formula="of:=MEDIAN([.N15:.N18])" office:value-type="float" office:value="2239" calcext:value-type="float">
            <text:p>2239</text:p>
          </table:table-cell>
          <table:table-cell table:style-name="ce23" table:formula="of:=MEDIAN([.O15:.O18])" office:value-type="float" office:value="2542" calcext:value-type="float">
            <text:p>2542</text:p>
          </table:table-cell>
          <table:table-cell table:style-name="ce23" table:formula="of:=MEDIAN([.P15:.P18])" office:value-type="float" office:value="4330.5" calcext:value-type="float">
            <text:p>4330,5</text:p>
          </table:table-cell>
          <table:table-cell table:style-name="ce23" table:formula="of:=MEDIAN([.Q15:.Q18])" office:value-type="float" office:value="6634" calcext:value-type="float">
            <text:p>6634</text:p>
          </table:table-cell>
          <table:table-cell table:style-name="ce23" table:formula="of:=MEDIAN([.R15:.R18])" office:value-type="float" office:value="9068.5" calcext:value-type="float">
            <text:p>9068,5</text:p>
          </table:table-cell>
          <table:table-cell table:style-name="ce23" table:formula="of:=MEDIAN([.S15:.S18])" office:value-type="float" office:value="12071" calcext:value-type="float">
            <text:p>12071</text:p>
          </table:table-cell>
          <table:table-cell table:style-name="ce47" table:formula="of:=MEDIAN([.T15:.T18])" office:value-type="float" office:value="13828" calcext:value-type="float">
            <text:p>13828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21:.C24])" office:value-type="float" office:value="17.863" calcext:value-type="float">
            <text:p>17,863</text:p>
          </table:table-cell>
          <table:table-cell table:style-name="ce23" table:formula="of:=MEDIAN([.D21:.D24])" office:value-type="float" office:value="1239.5" calcext:value-type="float">
            <text:p>1239,5</text:p>
          </table:table-cell>
          <table:table-cell table:style-name="ce23" table:formula="of:=MEDIAN([.E21:.E24])" office:value-type="float" office:value="2778265" calcext:value-type="float">
            <text:p>2778265</text:p>
          </table:table-cell>
          <table:table-cell table:style-name="ce23" table:formula="of:=MEDIAN([.F21:.F24])" office:value-type="float" office:value="2137980.5" calcext:value-type="float">
            <text:p>2137980,5</text:p>
          </table:table-cell>
          <table:table-cell table:style-name="ce23" table:formula="of:=MEDIAN([.G21:.G24])" office:value-type="float" office:value="224" calcext:value-type="float">
            <text:p>224</text:p>
          </table:table-cell>
          <table:table-cell table:style-name="ce23" table:formula="of:=MEDIAN([.H21:.H24])" office:value-type="float" office:value="4670" calcext:value-type="float">
            <text:p>4670</text:p>
          </table:table-cell>
          <table:table-cell table:style-name="ce23" table:formula="of:=MEDIAN([.I21:.I24])" office:value-type="float" office:value="4" calcext:value-type="float">
            <text:p>4</text:p>
          </table:table-cell>
          <table:table-cell table:style-name="ce23" table:formula="of:=MEDIAN([.J21:.J24])" office:value-type="float" office:value="162.01" calcext:value-type="float">
            <text:p>162,01</text:p>
          </table:table-cell>
          <table:table-cell table:style-name="ce23"/>
          <table:table-cell table:style-name="ce23" table:formula="of:=MEDIAN([.L21:.L24])" office:value-type="float" office:value="237.5" calcext:value-type="float">
            <text:p>237,5</text:p>
          </table:table-cell>
          <table:table-cell table:style-name="ce23" table:formula="of:=MEDIAN([.M21:.M24])" office:value-type="float" office:value="370.5" calcext:value-type="float">
            <text:p>370,5</text:p>
          </table:table-cell>
          <table:table-cell table:style-name="ce23" table:formula="of:=MEDIAN([.N21:.N24])" office:value-type="float" office:value="1296.5" calcext:value-type="float">
            <text:p>1296,5</text:p>
          </table:table-cell>
          <table:table-cell table:style-name="ce23" table:formula="of:=MEDIAN([.O21:.O24])" office:value-type="float" office:value="2841" calcext:value-type="float">
            <text:p>2841</text:p>
          </table:table-cell>
          <table:table-cell table:style-name="ce23" table:formula="of:=MEDIAN([.P21:.P24])" office:value-type="float" office:value="5585" calcext:value-type="float">
            <text:p>5585</text:p>
          </table:table-cell>
          <table:table-cell table:style-name="ce23" table:formula="of:=MEDIAN([.Q21:.Q24])" office:value-type="float" office:value="7737" calcext:value-type="float">
            <text:p>7737</text:p>
          </table:table-cell>
          <table:table-cell table:style-name="ce23" table:formula="of:=MEDIAN([.R21:.R24])" office:value-type="float" office:value="9948.5" calcext:value-type="float">
            <text:p>9948,5</text:p>
          </table:table-cell>
          <table:table-cell table:style-name="ce23" table:formula="of:=MEDIAN([.S21:.S24])" office:value-type="float" office:value="14277" calcext:value-type="float">
            <text:p>14277</text:p>
          </table:table-cell>
          <table:table-cell table:style-name="ce47" table:formula="of:=MEDIAN([.T21:.T24])" office:value-type="float" office:value="17852.5" calcext:value-type="float">
            <text:p>1785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8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27:.C30])" office:value-type="float" office:value="22.7895" calcext:value-type="float">
            <text:p>22,7895</text:p>
          </table:table-cell>
          <table:table-cell table:style-name="ce23" table:formula="of:=MEDIAN([.D27:.D30])" office:value-type="float" office:value="4833.5" calcext:value-type="float">
            <text:p>4833,5</text:p>
          </table:table-cell>
          <table:table-cell table:style-name="ce23" table:formula="of:=MEDIAN([.E27:.E30])" office:value-type="float" office:value="3418320.5" calcext:value-type="float">
            <text:p>3418320,5</text:p>
          </table:table-cell>
          <table:table-cell table:style-name="ce23" table:formula="of:=MEDIAN([.F27:.F30])" office:value-type="float" office:value="2602832.5" calcext:value-type="float">
            <text:p>2602832,5</text:p>
          </table:table-cell>
          <table:table-cell table:style-name="ce23" table:formula="of:=MEDIAN([.G27:.G30])" office:value-type="float" office:value="220" calcext:value-type="float">
            <text:p>220</text:p>
          </table:table-cell>
          <table:table-cell table:style-name="ce23" table:formula="of:=MEDIAN([.H27:.H30])" office:value-type="float" office:value="6043.5" calcext:value-type="float">
            <text:p>6043,5</text:p>
          </table:table-cell>
          <table:table-cell table:style-name="ce23" table:formula="of:=MEDIAN([.I27:.I30])" office:value-type="float" office:value="4" calcext:value-type="float">
            <text:p>4</text:p>
          </table:table-cell>
          <table:table-cell table:style-name="ce23" table:formula="of:=MEDIAN([.J27:.J30])" office:value-type="float" office:value="146.485" calcext:value-type="float">
            <text:p>146,485</text:p>
          </table:table-cell>
          <table:table-cell table:style-name="ce23"/>
          <table:table-cell table:style-name="ce23" table:formula="of:=MEDIAN([.L27:.L30])" office:value-type="float" office:value="298" calcext:value-type="float">
            <text:p>298</text:p>
          </table:table-cell>
          <table:table-cell table:style-name="ce23" table:formula="of:=MEDIAN([.M27:.M30])" office:value-type="float" office:value="743.5" calcext:value-type="float">
            <text:p>743,5</text:p>
          </table:table-cell>
          <table:table-cell table:style-name="ce23" table:formula="of:=MEDIAN([.N27:.N30])" office:value-type="float" office:value="3998.5" calcext:value-type="float">
            <text:p>3998,5</text:p>
          </table:table-cell>
          <table:table-cell table:style-name="ce23" table:formula="of:=MEDIAN([.O27:.O30])" office:value-type="float" office:value="4632" calcext:value-type="float">
            <text:p>4632</text:p>
          </table:table-cell>
          <table:table-cell table:style-name="ce23" table:formula="of:=MEDIAN([.P27:.P30])" office:value-type="float" office:value="6645" calcext:value-type="float">
            <text:p>6645</text:p>
          </table:table-cell>
          <table:table-cell table:style-name="ce23" table:formula="of:=MEDIAN([.Q27:.Q30])" office:value-type="float" office:value="10342.5" calcext:value-type="float">
            <text:p>10342,5</text:p>
          </table:table-cell>
          <table:table-cell table:style-name="ce23" table:formula="of:=MEDIAN([.R27:.R30])" office:value-type="float" office:value="15541" calcext:value-type="float">
            <text:p>15541</text:p>
          </table:table-cell>
          <table:table-cell table:style-name="ce23" table:formula="of:=MEDIAN([.S27:.S30])" office:value-type="float" office:value="19777" calcext:value-type="float">
            <text:p>19777</text:p>
          </table:table-cell>
          <table:table-cell table:style-name="ce47" table:formula="of:=MEDIAN([.T27:.T30])" office:value-type="float" office:value="22772.5" calcext:value-type="float">
            <text:p>2277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3:.C36])" office:value-type="float" office:value="20.6195" calcext:value-type="float">
            <text:p>20,6195</text:p>
          </table:table-cell>
          <table:table-cell table:style-name="ce23" table:formula="of:=MEDIAN([.D33:.D36])" office:value-type="float" office:value="3915" calcext:value-type="float">
            <text:p>3915</text:p>
          </table:table-cell>
          <table:table-cell table:style-name="ce23" table:formula="of:=MEDIAN([.E33:.E36])" office:value-type="float" office:value="3588806" calcext:value-type="float">
            <text:p>3588806</text:p>
          </table:table-cell>
          <table:table-cell table:style-name="ce23" table:formula="of:=MEDIAN([.F33:.F36])" office:value-type="float" office:value="2665275" calcext:value-type="float">
            <text:p>2665275</text:p>
          </table:table-cell>
          <table:table-cell table:style-name="ce23" table:formula="of:=MEDIAN([.G33:.G36])" office:value-type="float" office:value="293.5" calcext:value-type="float">
            <text:p>293,5</text:p>
          </table:table-cell>
          <table:table-cell table:style-name="ce23" table:formula="of:=MEDIAN([.H33:.H36])" office:value-type="float" office:value="6786" calcext:value-type="float">
            <text:p>6786</text:p>
          </table:table-cell>
          <table:table-cell table:style-name="ce23" table:formula="of:=MEDIAN([.I33:.I36])" office:value-type="float" office:value="3" calcext:value-type="float">
            <text:p>3</text:p>
          </table:table-cell>
          <table:table-cell table:style-name="ce23" table:formula="of:=MEDIAN([.J33:.J36])" office:value-type="float" office:value="162.27" calcext:value-type="float">
            <text:p>162,27</text:p>
          </table:table-cell>
          <table:table-cell table:style-name="ce23"/>
          <table:table-cell table:style-name="ce23" table:formula="of:=MEDIAN([.L33:.L36])" office:value-type="float" office:value="234.5" calcext:value-type="float">
            <text:p>234,5</text:p>
          </table:table-cell>
          <table:table-cell table:style-name="ce23" table:formula="of:=MEDIAN([.M33:.M36])" office:value-type="float" office:value="323.5" calcext:value-type="float">
            <text:p>323,5</text:p>
          </table:table-cell>
          <table:table-cell table:style-name="ce23" table:formula="of:=MEDIAN([.N33:.N36])" office:value-type="float" office:value="482" calcext:value-type="float">
            <text:p>482</text:p>
          </table:table-cell>
          <table:table-cell table:style-name="ce23" table:formula="of:=MEDIAN([.O33:.O36])" office:value-type="float" office:value="1939" calcext:value-type="float">
            <text:p>1939</text:p>
          </table:table-cell>
          <table:table-cell table:style-name="ce23" table:formula="of:=MEDIAN([.P33:.P36])" office:value-type="float" office:value="5779" calcext:value-type="float">
            <text:p>5779</text:p>
          </table:table-cell>
          <table:table-cell table:style-name="ce23" table:formula="of:=MEDIAN([.Q33:.Q36])" office:value-type="float" office:value="9434.5" calcext:value-type="float">
            <text:p>9434,5</text:p>
          </table:table-cell>
          <table:table-cell table:style-name="ce23" table:formula="of:=MEDIAN([.R33:.R36])" office:value-type="float" office:value="12998" calcext:value-type="float">
            <text:p>12998</text:p>
          </table:table-cell>
          <table:table-cell table:style-name="ce23" table:formula="of:=MEDIAN([.S33:.S36])" office:value-type="float" office:value="14261" calcext:value-type="float">
            <text:p>14261</text:p>
          </table:table-cell>
          <table:table-cell table:style-name="ce47" table:formula="of:=MEDIAN([.T33:.T36])" office:value-type="float" office:value="20614" calcext:value-type="float">
            <text:p>20614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9:.C42])" office:value-type="float" office:value="24.8665" calcext:value-type="float">
            <text:p>24,8665</text:p>
          </table:table-cell>
          <table:table-cell table:style-name="ce23" table:formula="of:=MEDIAN([.D39:.D42])" office:value-type="float" office:value="7559.5" calcext:value-type="float">
            <text:p>7559,5</text:p>
          </table:table-cell>
          <table:table-cell table:style-name="ce23" table:formula="of:=MEDIAN([.E39:.E42])" office:value-type="float" office:value="4007288" calcext:value-type="float">
            <text:p>4007288</text:p>
          </table:table-cell>
          <table:table-cell table:style-name="ce23" table:formula="of:=MEDIAN([.F39:.F42])" office:value-type="float" office:value="2953667.5" calcext:value-type="float">
            <text:p>2953667,5</text:p>
          </table:table-cell>
          <table:table-cell table:style-name="ce23" table:formula="of:=MEDIAN([.G39:.G42])" office:value-type="float" office:value="282" calcext:value-type="float">
            <text:p>282</text:p>
          </table:table-cell>
          <table:table-cell table:style-name="ce23" table:formula="of:=MEDIAN([.H39:.H42])" office:value-type="float" office:value="7380" calcext:value-type="float">
            <text:p>7380</text:p>
          </table:table-cell>
          <table:table-cell table:style-name="ce23" table:formula="of:=MEDIAN([.I39:.I42])" office:value-type="float" office:value="3" calcext:value-type="float">
            <text:p>3</text:p>
          </table:table-cell>
          <table:table-cell table:style-name="ce23" table:formula="of:=MEDIAN([.J39:.J42])" office:value-type="float" office:value="162.765" calcext:value-type="float">
            <text:p>162,765</text:p>
          </table:table-cell>
          <table:table-cell table:style-name="ce23"/>
          <table:table-cell table:style-name="ce23" table:formula="of:=MEDIAN([.L39:.L42])" office:value-type="float" office:value="217" calcext:value-type="float">
            <text:p>217</text:p>
          </table:table-cell>
          <table:table-cell table:style-name="ce23" table:formula="of:=MEDIAN([.M39:.M42])" office:value-type="float" office:value="364.5" calcext:value-type="float">
            <text:p>364,5</text:p>
          </table:table-cell>
          <table:table-cell table:style-name="ce23" table:formula="of:=MEDIAN([.N39:.N42])" office:value-type="float" office:value="4291.5" calcext:value-type="float">
            <text:p>4291,5</text:p>
          </table:table-cell>
          <table:table-cell table:style-name="ce23" table:formula="of:=MEDIAN([.O39:.O42])" office:value-type="float" office:value="5114.5" calcext:value-type="float">
            <text:p>5114,5</text:p>
          </table:table-cell>
          <table:table-cell table:style-name="ce23" table:formula="of:=MEDIAN([.P39:.P42])" office:value-type="float" office:value="9645" calcext:value-type="float">
            <text:p>9645</text:p>
          </table:table-cell>
          <table:table-cell table:style-name="ce23" table:formula="of:=MEDIAN([.Q39:.Q42])" office:value-type="float" office:value="12231" calcext:value-type="float">
            <text:p>12231</text:p>
          </table:table-cell>
          <table:table-cell table:style-name="ce23" table:formula="of:=MEDIAN([.R39:.R42])" office:value-type="float" office:value="17177" calcext:value-type="float">
            <text:p>17177</text:p>
          </table:table-cell>
          <table:table-cell table:style-name="ce23" table:formula="of:=MEDIAN([.S39:.S42])" office:value-type="float" office:value="20774.5" calcext:value-type="float">
            <text:p>20774,5</text:p>
          </table:table-cell>
          <table:table-cell table:style-name="ce47" table:formula="of:=MEDIAN([.T39:.T42])" office:value-type="float" office:value="24852" calcext:value-type="float">
            <text:p>24852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8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45:.C48])" office:value-type="float" office:value="25.389" calcext:value-type="float">
            <text:p>25,389</text:p>
          </table:table-cell>
          <table:table-cell table:style-name="ce23" table:formula="of:=MEDIAN([.D45:.D48])" office:value-type="float" office:value="3129" calcext:value-type="float">
            <text:p>3129</text:p>
          </table:table-cell>
          <table:table-cell table:style-name="ce23" table:formula="of:=MEDIAN([.E45:.E48])" office:value-type="float" office:value="4440285" calcext:value-type="float">
            <text:p>4440285</text:p>
          </table:table-cell>
          <table:table-cell table:style-name="ce23" table:formula="of:=MEDIAN([.F45:.F48])" office:value-type="float" office:value="3246250.5" calcext:value-type="float">
            <text:p>3246250,5</text:p>
          </table:table-cell>
          <table:table-cell table:style-name="ce23" table:formula="of:=MEDIAN([.G45:.G48])" office:value-type="float" office:value="315.5" calcext:value-type="float">
            <text:p>315,5</text:p>
          </table:table-cell>
          <table:table-cell table:style-name="ce23" table:formula="of:=MEDIAN([.H45:.H48])" office:value-type="float" office:value="7692.5" calcext:value-type="float">
            <text:p>7692,5</text:p>
          </table:table-cell>
          <table:table-cell table:style-name="ce23" table:formula="of:=MEDIAN([.I45:.I48])" office:value-type="float" office:value="3" calcext:value-type="float">
            <text:p>3</text:p>
          </table:table-cell>
          <table:table-cell table:style-name="ce23" table:formula="of:=MEDIAN([.J45:.J48])" office:value-type="float" office:value="171.04" calcext:value-type="float">
            <text:p>171,04</text:p>
          </table:table-cell>
          <table:table-cell table:style-name="ce23"/>
          <table:table-cell table:style-name="ce23" table:formula="of:=MEDIAN([.L45:.L48])" office:value-type="float" office:value="217" calcext:value-type="float">
            <text:p>217</text:p>
          </table:table-cell>
          <table:table-cell table:style-name="ce23" table:formula="of:=MEDIAN([.M45:.M48])" office:value-type="float" office:value="299" calcext:value-type="float">
            <text:p>299</text:p>
          </table:table-cell>
          <table:table-cell table:style-name="ce23" table:formula="of:=MEDIAN([.N45:.N48])" office:value-type="float" office:value="430.5" calcext:value-type="float">
            <text:p>430,5</text:p>
          </table:table-cell>
          <table:table-cell table:style-name="ce23" table:formula="of:=MEDIAN([.O45:.O48])" office:value-type="float" office:value="1306" calcext:value-type="float">
            <text:p>1306</text:p>
          </table:table-cell>
          <table:table-cell table:style-name="ce23" table:formula="of:=MEDIAN([.P45:.P48])" office:value-type="float" office:value="10928.5" calcext:value-type="float">
            <text:p>10928,5</text:p>
          </table:table-cell>
          <table:table-cell table:style-name="ce23" table:formula="of:=MEDIAN([.Q45:.Q48])" office:value-type="float" office:value="16089" calcext:value-type="float">
            <text:p>16089</text:p>
          </table:table-cell>
          <table:table-cell table:style-name="ce23" table:formula="of:=MEDIAN([.R45:.R48])" office:value-type="float" office:value="17590" calcext:value-type="float">
            <text:p>17590</text:p>
          </table:table-cell>
          <table:table-cell table:style-name="ce23" table:formula="of:=MEDIAN([.S45:.S48])" office:value-type="float" office:value="20656" calcext:value-type="float">
            <text:p>20656</text:p>
          </table:table-cell>
          <table:table-cell table:style-name="ce47" table:formula="of:=MEDIAN([.T45:.T48])" office:value-type="float" office:value="25373" calcext:value-type="float">
            <text:p>25373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8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9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2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1:.C54])" office:value-type="float" office:value="28.113" calcext:value-type="float">
            <text:p>28,113</text:p>
          </table:table-cell>
          <table:table-cell table:style-name="ce23" table:formula="of:=MEDIAN([.D51:.D54])" office:value-type="float" office:value="2965" calcext:value-type="float">
            <text:p>2965</text:p>
          </table:table-cell>
          <table:table-cell table:style-name="ce23" table:formula="of:=MEDIAN([.E51:.E54])" office:value-type="float" office:value="4679931" calcext:value-type="float">
            <text:p>4679931</text:p>
          </table:table-cell>
          <table:table-cell table:style-name="ce23" table:formula="of:=MEDIAN([.F51:.F54])" office:value-type="float" office:value="3371383.5" calcext:value-type="float">
            <text:p>3371383,5</text:p>
          </table:table-cell>
          <table:table-cell table:style-name="ce23" table:formula="of:=MEDIAN([.G51:.G54])" office:value-type="float" office:value="320" calcext:value-type="float">
            <text:p>320</text:p>
          </table:table-cell>
          <table:table-cell table:style-name="ce23" table:formula="of:=MEDIAN([.H51:.H54])" office:value-type="float" office:value="7753" calcext:value-type="float">
            <text:p>7753</text:p>
          </table:table-cell>
          <table:table-cell table:style-name="ce23" table:formula="of:=MEDIAN([.I51:.I54])" office:value-type="float" office:value="3" calcext:value-type="float">
            <text:p>3</text:p>
          </table:table-cell>
          <table:table-cell table:style-name="ce23" table:formula="of:=MEDIAN([.J51:.J54])" office:value-type="float" office:value="162.645" calcext:value-type="float">
            <text:p>162,645</text:p>
          </table:table-cell>
          <table:table-cell table:style-name="ce23"/>
          <table:table-cell table:style-name="ce23" table:formula="of:=MEDIAN([.L51:.L54])" office:value-type="float" office:value="270.5" calcext:value-type="float">
            <text:p>270,5</text:p>
          </table:table-cell>
          <table:table-cell table:style-name="ce23" table:formula="of:=MEDIAN([.M51:.M54])" office:value-type="float" office:value="351" calcext:value-type="float">
            <text:p>351</text:p>
          </table:table-cell>
          <table:table-cell table:style-name="ce23" table:formula="of:=MEDIAN([.N51:.N54])" office:value-type="float" office:value="1153.5" calcext:value-type="float">
            <text:p>1153,5</text:p>
          </table:table-cell>
          <table:table-cell table:style-name="ce23" table:formula="of:=MEDIAN([.O51:.O54])" office:value-type="float" office:value="5017.5" calcext:value-type="float">
            <text:p>5017,5</text:p>
          </table:table-cell>
          <table:table-cell table:style-name="ce23" table:formula="of:=MEDIAN([.P51:.P54])" office:value-type="float" office:value="9654.5" calcext:value-type="float">
            <text:p>9654,5</text:p>
          </table:table-cell>
          <table:table-cell table:style-name="ce23" table:formula="of:=MEDIAN([.Q51:.Q54])" office:value-type="float" office:value="15128.5" calcext:value-type="float">
            <text:p>15128,5</text:p>
          </table:table-cell>
          <table:table-cell table:style-name="ce23" table:formula="of:=MEDIAN([.R51:.R54])" office:value-type="float" office:value="16073" calcext:value-type="float">
            <text:p>16073</text:p>
          </table:table-cell>
          <table:table-cell table:style-name="ce23" table:formula="of:=MEDIAN([.S51:.S54])" office:value-type="float" office:value="16863.5" calcext:value-type="float">
            <text:p>16863,5</text:p>
          </table:table-cell>
          <table:table-cell table:style-name="ce47" table:formula="of:=MEDIAN([.T51:.T54])" office:value-type="float" office:value="28061" calcext:value-type="float">
            <text:p>28061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9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9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9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9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7:.C60])" office:value-type="float" office:value="32.457" calcext:value-type="float">
            <text:p>32,457</text:p>
          </table:table-cell>
          <table:table-cell table:style-name="ce23" table:formula="of:=MEDIAN([.D57:.D60])" office:value-type="float" office:value="4296" calcext:value-type="float">
            <text:p>4296</text:p>
          </table:table-cell>
          <table:table-cell table:style-name="ce23" table:formula="of:=MEDIAN([.E57:.E60])" office:value-type="float" office:value="5243407" calcext:value-type="float">
            <text:p>5243407</text:p>
          </table:table-cell>
          <table:table-cell table:style-name="ce23" table:formula="of:=MEDIAN([.F57:.F60])" office:value-type="float" office:value="3740714" calcext:value-type="float">
            <text:p>3740714</text:p>
          </table:table-cell>
          <table:table-cell table:style-name="ce23" table:formula="of:=MEDIAN([.G57:.G60])" office:value-type="float" office:value="309" calcext:value-type="float">
            <text:p>309</text:p>
          </table:table-cell>
          <table:table-cell table:style-name="ce23" table:formula="of:=MEDIAN([.H57:.H60])" office:value-type="float" office:value="8628.5" calcext:value-type="float">
            <text:p>8628,5</text:p>
          </table:table-cell>
          <table:table-cell table:style-name="ce23" table:formula="of:=MEDIAN([.I57:.I60])" office:value-type="float" office:value="3" calcext:value-type="float">
            <text:p>3</text:p>
          </table:table-cell>
          <table:table-cell table:style-name="ce23" table:formula="of:=MEDIAN([.J57:.J60])" office:value-type="float" office:value="153.49" calcext:value-type="float">
            <text:p>153,49</text:p>
          </table:table-cell>
          <table:table-cell table:style-name="ce23"/>
          <table:table-cell table:style-name="ce23" table:formula="of:=MEDIAN([.L57:.L60])" office:value-type="float" office:value="250.5" calcext:value-type="float">
            <text:p>250,5</text:p>
          </table:table-cell>
          <table:table-cell table:style-name="ce23" table:formula="of:=MEDIAN([.M57:.M60])" office:value-type="float" office:value="322" calcext:value-type="float">
            <text:p>322</text:p>
          </table:table-cell>
          <table:table-cell table:style-name="ce23" table:formula="of:=MEDIAN([.N57:.N60])" office:value-type="float" office:value="470.5" calcext:value-type="float">
            <text:p>470,5</text:p>
          </table:table-cell>
          <table:table-cell table:style-name="ce23" table:formula="of:=MEDIAN([.O57:.O60])" office:value-type="float" office:value="1894.5" calcext:value-type="float">
            <text:p>1894,5</text:p>
          </table:table-cell>
          <table:table-cell table:style-name="ce23" table:formula="of:=MEDIAN([.P57:.P60])" office:value-type="float" office:value="12654" calcext:value-type="float">
            <text:p>12654</text:p>
          </table:table-cell>
          <table:table-cell table:style-name="ce23" table:formula="of:=MEDIAN([.Q57:.Q60])" office:value-type="float" office:value="17385.5" calcext:value-type="float">
            <text:p>17385,5</text:p>
          </table:table-cell>
          <table:table-cell table:style-name="ce23" table:formula="of:=MEDIAN([.R57:.R60])" office:value-type="float" office:value="20121" calcext:value-type="float">
            <text:p>20121</text:p>
          </table:table-cell>
          <table:table-cell table:style-name="ce23" table:formula="of:=MEDIAN([.S57:.S60])" office:value-type="float" office:value="20996.5" calcext:value-type="float">
            <text:p>20996,5</text:p>
          </table:table-cell>
          <table:table-cell table:style-name="ce47" table:formula="of:=MEDIAN([.T57:.T60])" office:value-type="float" office:value="32441.5" calcext:value-type="float">
            <text:p>32441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9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3:.C66])" office:value-type="float" office:value="34.209" calcext:value-type="float">
            <text:p>34,209</text:p>
          </table:table-cell>
          <table:table-cell table:style-name="ce23" table:formula="of:=MEDIAN([.D63:.D66])" office:value-type="float" office:value="7149.5" calcext:value-type="float">
            <text:p>7149,5</text:p>
          </table:table-cell>
          <table:table-cell table:style-name="ce23" table:formula="of:=MEDIAN([.E63:.E66])" office:value-type="float" office:value="5594529" calcext:value-type="float">
            <text:p>5594529</text:p>
          </table:table-cell>
          <table:table-cell table:style-name="ce23" table:formula="of:=MEDIAN([.F63:.F66])" office:value-type="float" office:value="4081645.5" calcext:value-type="float">
            <text:p>4081645,5</text:p>
          </table:table-cell>
          <table:table-cell table:style-name="ce23" table:formula="of:=MEDIAN([.G63:.G66])" office:value-type="float" office:value="321.5" calcext:value-type="float">
            <text:p>321,5</text:p>
          </table:table-cell>
          <table:table-cell table:style-name="ce23" table:formula="of:=MEDIAN([.H63:.H66])" office:value-type="float" office:value="10505" calcext:value-type="float">
            <text:p>10505</text:p>
          </table:table-cell>
          <table:table-cell table:style-name="ce23" table:formula="of:=MEDIAN([.I63:.I66])" office:value-type="float" office:value="3" calcext:value-type="float">
            <text:p>3</text:p>
          </table:table-cell>
          <table:table-cell table:style-name="ce23" table:formula="of:=MEDIAN([.J63:.J66])" office:value-type="float" office:value="159.735" calcext:value-type="float">
            <text:p>159,735</text:p>
          </table:table-cell>
          <table:table-cell table:style-name="ce23"/>
          <table:table-cell table:style-name="ce23" table:formula="of:=MEDIAN([.L63:.L66])" office:value-type="float" office:value="302" calcext:value-type="float">
            <text:p>302</text:p>
          </table:table-cell>
          <table:table-cell table:style-name="ce23" table:formula="of:=MEDIAN([.M63:.M66])" office:value-type="float" office:value="804.5" calcext:value-type="float">
            <text:p>804,5</text:p>
          </table:table-cell>
          <table:table-cell table:style-name="ce23" table:formula="of:=MEDIAN([.N63:.N66])" office:value-type="float" office:value="5733.5" calcext:value-type="float">
            <text:p>5733,5</text:p>
          </table:table-cell>
          <table:table-cell table:style-name="ce23" table:formula="of:=MEDIAN([.O63:.O66])" office:value-type="float" office:value="10089.5" calcext:value-type="float">
            <text:p>10089,5</text:p>
          </table:table-cell>
          <table:table-cell table:style-name="ce23" table:formula="of:=MEDIAN([.P63:.P66])" office:value-type="float" office:value="19907.5" calcext:value-type="float">
            <text:p>19907,5</text:p>
          </table:table-cell>
          <table:table-cell table:style-name="ce23" table:formula="of:=MEDIAN([.Q63:.Q66])" office:value-type="float" office:value="22298.5" calcext:value-type="float">
            <text:p>22298,5</text:p>
          </table:table-cell>
          <table:table-cell table:style-name="ce23" table:formula="of:=MEDIAN([.R63:.R66])" office:value-type="float" office:value="28643" calcext:value-type="float">
            <text:p>28643</text:p>
          </table:table-cell>
          <table:table-cell table:style-name="ce23" table:formula="of:=MEDIAN([.S63:.S66])" office:value-type="float" office:value="30199" calcext:value-type="float">
            <text:p>30199</text:p>
          </table:table-cell>
          <table:table-cell table:style-name="ce47" table:formula="of:=MEDIAN([.T63:.T66])" office:value-type="float" office:value="34130.5" calcext:value-type="float">
            <text:p>3413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9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9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9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9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9:.C72])" office:value-type="float" office:value="37.8875" calcext:value-type="float">
            <text:p>37,8875</text:p>
          </table:table-cell>
          <table:table-cell table:style-name="ce23" table:formula="of:=MEDIAN([.D69:.D72])" office:value-type="float" office:value="6718.5" calcext:value-type="float">
            <text:p>6718,5</text:p>
          </table:table-cell>
          <table:table-cell table:style-name="ce23" table:formula="of:=MEDIAN([.E69:.E72])" office:value-type="float" office:value="5889408" calcext:value-type="float">
            <text:p>5889408</text:p>
          </table:table-cell>
          <table:table-cell table:style-name="ce23" table:formula="of:=MEDIAN([.F69:.F72])" office:value-type="float" office:value="4251181" calcext:value-type="float">
            <text:p>4251181</text:p>
          </table:table-cell>
          <table:table-cell table:style-name="ce23" table:formula="of:=MEDIAN([.G69:.G72])" office:value-type="float" office:value="318.5" calcext:value-type="float">
            <text:p>318,5</text:p>
          </table:table-cell>
          <table:table-cell table:style-name="ce23" table:formula="of:=MEDIAN([.H69:.H72])" office:value-type="float" office:value="12075.5" calcext:value-type="float">
            <text:p>12075,5</text:p>
          </table:table-cell>
          <table:table-cell table:style-name="ce23" table:formula="of:=MEDIAN([.I69:.I72])" office:value-type="float" office:value="3" calcext:value-type="float">
            <text:p>3</text:p>
          </table:table-cell>
          <table:table-cell table:style-name="ce23" table:formula="of:=MEDIAN([.J69:.J72])" office:value-type="float" office:value="151.77" calcext:value-type="float">
            <text:p>151,77</text:p>
          </table:table-cell>
          <table:table-cell table:style-name="ce23"/>
          <table:table-cell table:style-name="ce23" table:formula="of:=MEDIAN([.L69:.L72])" office:value-type="float" office:value="286.5" calcext:value-type="float">
            <text:p>286,5</text:p>
          </table:table-cell>
          <table:table-cell table:style-name="ce23" table:formula="of:=MEDIAN([.M69:.M72])" office:value-type="float" office:value="825" calcext:value-type="float">
            <text:p>825</text:p>
          </table:table-cell>
          <table:table-cell table:style-name="ce23" table:formula="of:=MEDIAN([.N69:.N72])" office:value-type="float" office:value="8061" calcext:value-type="float">
            <text:p>8061</text:p>
          </table:table-cell>
          <table:table-cell table:style-name="ce23" table:formula="of:=MEDIAN([.O69:.O72])" office:value-type="float" office:value="11233.5" calcext:value-type="float">
            <text:p>11233,5</text:p>
          </table:table-cell>
          <table:table-cell table:style-name="ce23" table:formula="of:=MEDIAN([.P69:.P72])" office:value-type="float" office:value="21019" calcext:value-type="float">
            <text:p>21019</text:p>
          </table:table-cell>
          <table:table-cell table:style-name="ce23" table:formula="of:=MEDIAN([.Q69:.Q72])" office:value-type="float" office:value="26385.5" calcext:value-type="float">
            <text:p>26385,5</text:p>
          </table:table-cell>
          <table:table-cell table:style-name="ce23" table:formula="of:=MEDIAN([.R69:.R72])" office:value-type="float" office:value="29280.5" calcext:value-type="float">
            <text:p>29280,5</text:p>
          </table:table-cell>
          <table:table-cell table:style-name="ce23" table:formula="of:=MEDIAN([.S69:.S72])" office:value-type="float" office:value="30639" calcext:value-type="float">
            <text:p>30639</text:p>
          </table:table-cell>
          <table:table-cell table:style-name="ce47" table:formula="of:=MEDIAN([.T69:.T72])" office:value-type="float" office:value="37877.5" calcext:value-type="float">
            <text:p>37877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50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9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9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1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9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75:.C78])" office:value-type="float" office:value="35.119" calcext:value-type="float">
            <text:p>35,119</text:p>
          </table:table-cell>
          <table:table-cell table:style-name="ce23" table:formula="of:=MEDIAN([.D75:.D78])" office:value-type="float" office:value="10638" calcext:value-type="float">
            <text:p>10638</text:p>
          </table:table-cell>
          <table:table-cell table:style-name="ce23" table:formula="of:=MEDIAN([.E75:.E78])" office:value-type="float" office:value="6124283.5" calcext:value-type="float">
            <text:p>6124283,5</text:p>
          </table:table-cell>
          <table:table-cell table:style-name="ce23" table:formula="of:=MEDIAN([.F75:.F78])" office:value-type="float" office:value="4307936" calcext:value-type="float">
            <text:p>4307936</text:p>
          </table:table-cell>
          <table:table-cell table:style-name="ce23" table:formula="of:=MEDIAN([.G75:.G78])" office:value-type="float" office:value="371" calcext:value-type="float">
            <text:p>371</text:p>
          </table:table-cell>
          <table:table-cell table:style-name="ce23" table:formula="of:=MEDIAN([.H75:.H78])" office:value-type="float" office:value="9758" calcext:value-type="float">
            <text:p>9758</text:p>
          </table:table-cell>
          <table:table-cell table:style-name="ce23" table:formula="of:=MEDIAN([.I75:.I78])" office:value-type="float" office:value="3" calcext:value-type="float">
            <text:p>3</text:p>
          </table:table-cell>
          <table:table-cell table:style-name="ce23" table:formula="of:=MEDIAN([.J75:.J78])" office:value-type="float" office:value="176.335" calcext:value-type="float">
            <text:p>176,335</text:p>
          </table:table-cell>
          <table:table-cell table:style-name="ce23"/>
          <table:table-cell table:style-name="ce23" table:formula="of:=MEDIAN([.L75:.L78])" office:value-type="float" office:value="239.5" calcext:value-type="float">
            <text:p>239,5</text:p>
          </table:table-cell>
          <table:table-cell table:style-name="ce23" table:formula="of:=MEDIAN([.M75:.M78])" office:value-type="float" office:value="347" calcext:value-type="float">
            <text:p>347</text:p>
          </table:table-cell>
          <table:table-cell table:style-name="ce23" table:formula="of:=MEDIAN([.N75:.N78])" office:value-type="float" office:value="1642" calcext:value-type="float">
            <text:p>1642</text:p>
          </table:table-cell>
          <table:table-cell table:style-name="ce23" table:formula="of:=MEDIAN([.O75:.O78])" office:value-type="float" office:value="7948" calcext:value-type="float">
            <text:p>7948</text:p>
          </table:table-cell>
          <table:table-cell table:style-name="ce23" table:formula="of:=MEDIAN([.P75:.P78])" office:value-type="float" office:value="18391.5" calcext:value-type="float">
            <text:p>18391,5</text:p>
          </table:table-cell>
          <table:table-cell table:style-name="ce23" table:formula="of:=MEDIAN([.Q75:.Q78])" office:value-type="float" office:value="21400" calcext:value-type="float">
            <text:p>21400</text:p>
          </table:table-cell>
          <table:table-cell table:style-name="ce23" table:formula="of:=MEDIAN([.R75:.R78])" office:value-type="float" office:value="29696.5" calcext:value-type="float">
            <text:p>29696,5</text:p>
          </table:table-cell>
          <table:table-cell table:style-name="ce23" table:formula="of:=MEDIAN([.S75:.S78])" office:value-type="float" office:value="32067" calcext:value-type="float">
            <text:p>32067</text:p>
          </table:table-cell>
          <table:table-cell table:style-name="ce47" table:formula="of:=MEDIAN([.T75:.T78])" office:value-type="float" office:value="35040.5" calcext:value-type="float">
            <text:p>3504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50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9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9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9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1:.C84])" office:value-type="float" office:value="42.7785" calcext:value-type="float">
            <text:p>42,7785</text:p>
          </table:table-cell>
          <table:table-cell table:style-name="ce23" table:formula="of:=MEDIAN([.D81:.D84])" office:value-type="float" office:value="6794" calcext:value-type="float">
            <text:p>6794</text:p>
          </table:table-cell>
          <table:table-cell table:style-name="ce23" table:formula="of:=MEDIAN([.E81:.E84])" office:value-type="float" office:value="6964062.5" calcext:value-type="float">
            <text:p>6964062,5</text:p>
          </table:table-cell>
          <table:table-cell table:style-name="ce23" table:formula="of:=MEDIAN([.F81:.F84])" office:value-type="float" office:value="5032924" calcext:value-type="float">
            <text:p>5032924</text:p>
          </table:table-cell>
          <table:table-cell table:style-name="ce23" table:formula="of:=MEDIAN([.G81:.G84])" office:value-type="float" office:value="327" calcext:value-type="float">
            <text:p>327</text:p>
          </table:table-cell>
          <table:table-cell table:style-name="ce23" table:formula="of:=MEDIAN([.H81:.H84])" office:value-type="float" office:value="16493.5" calcext:value-type="float">
            <text:p>16493,5</text:p>
          </table:table-cell>
          <table:table-cell table:style-name="ce23" table:formula="of:=MEDIAN([.I81:.I84])" office:value-type="float" office:value="3" calcext:value-type="float">
            <text:p>3</text:p>
          </table:table-cell>
          <table:table-cell table:style-name="ce23" table:formula="of:=MEDIAN([.J81:.J84])" office:value-type="float" office:value="158.42" calcext:value-type="float">
            <text:p>158,42</text:p>
          </table:table-cell>
          <table:table-cell table:style-name="ce23"/>
          <table:table-cell table:style-name="ce23" table:formula="of:=MEDIAN([.L81:.L84])" office:value-type="float" office:value="296" calcext:value-type="float">
            <text:p>296</text:p>
          </table:table-cell>
          <table:table-cell table:style-name="ce23" table:formula="of:=MEDIAN([.M81:.M84])" office:value-type="float" office:value="427.5" calcext:value-type="float">
            <text:p>427,5</text:p>
          </table:table-cell>
          <table:table-cell table:style-name="ce23" table:formula="of:=MEDIAN([.N81:.N84])" office:value-type="float" office:value="4133" calcext:value-type="float">
            <text:p>4133</text:p>
          </table:table-cell>
          <table:table-cell table:style-name="ce23" table:formula="of:=MEDIAN([.O81:.O84])" office:value-type="float" office:value="8394.5" calcext:value-type="float">
            <text:p>8394,5</text:p>
          </table:table-cell>
          <table:table-cell table:style-name="ce23" table:formula="of:=MEDIAN([.P81:.P84])" office:value-type="float" office:value="17042" calcext:value-type="float">
            <text:p>17042</text:p>
          </table:table-cell>
          <table:table-cell table:style-name="ce23" table:formula="of:=MEDIAN([.Q81:.Q84])" office:value-type="float" office:value="30033" calcext:value-type="float">
            <text:p>30033</text:p>
          </table:table-cell>
          <table:table-cell table:style-name="ce23" table:formula="of:=MEDIAN([.R81:.R84])" office:value-type="float" office:value="34954" calcext:value-type="float">
            <text:p>34954</text:p>
          </table:table-cell>
          <table:table-cell table:style-name="ce23" table:formula="of:=MEDIAN([.S81:.S84])" office:value-type="float" office:value="36076" calcext:value-type="float">
            <text:p>36076</text:p>
          </table:table-cell>
          <table:table-cell table:style-name="ce47" table:formula="of:=MEDIAN([.T81:.T84])" office:value-type="float" office:value="42733.5" calcext:value-type="float">
            <text:p>42733,5</text:p>
          </table:table-cell>
          <table:table-cell table:style-name="ce55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2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3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3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3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4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7:.C90])" office:value-type="float" office:value="82.4765" calcext:value-type="float">
            <text:p>82,4765</text:p>
          </table:table-cell>
          <table:table-cell table:style-name="ce23" table:formula="of:=MEDIAN([.D87:.D90])" office:value-type="float" office:value="17642" calcext:value-type="float">
            <text:p>17642</text:p>
          </table:table-cell>
          <table:table-cell table:style-name="ce23" table:formula="of:=MEDIAN([.E87:.E90])" office:value-type="float" office:value="7278661.5" calcext:value-type="float">
            <text:p>7278661,5</text:p>
          </table:table-cell>
          <table:table-cell table:style-name="ce23" table:formula="of:=MEDIAN([.F87:.F90])" office:value-type="float" office:value="5240136" calcext:value-type="float">
            <text:p>5240136</text:p>
          </table:table-cell>
          <table:table-cell table:style-name="ce23" table:formula="of:=MEDIAN([.G87:.G90])" office:value-type="float" office:value="182" calcext:value-type="float">
            <text:p>182</text:p>
          </table:table-cell>
          <table:table-cell table:style-name="ce23" table:formula="of:=MEDIAN([.H87:.H90])" office:value-type="float" office:value="24698" calcext:value-type="float">
            <text:p>24698</text:p>
          </table:table-cell>
          <table:table-cell table:style-name="ce23" table:formula="of:=MEDIAN([.I87:.I90])" office:value-type="float" office:value="5.5" calcext:value-type="float">
            <text:p>5,5</text:p>
          </table:table-cell>
          <table:table-cell table:style-name="ce23" table:formula="of:=MEDIAN([.J87:.J90])" office:value-type="float" office:value="87.815" calcext:value-type="float">
            <text:p>87,815</text:p>
          </table:table-cell>
          <table:table-cell table:style-name="ce23"/>
          <table:table-cell table:style-name="ce23" table:formula="of:=MEDIAN([.L87:.L90])" office:value-type="float" office:value="265.5" calcext:value-type="float">
            <text:p>265,5</text:p>
          </table:table-cell>
          <table:table-cell table:style-name="ce23" table:formula="of:=MEDIAN([.M87:.M90])" office:value-type="float" office:value="383.5" calcext:value-type="float">
            <text:p>383,5</text:p>
          </table:table-cell>
          <table:table-cell table:style-name="ce23" table:formula="of:=MEDIAN([.N87:.N90])" office:value-type="float" office:value="2474" calcext:value-type="float">
            <text:p>2474</text:p>
          </table:table-cell>
          <table:table-cell table:style-name="ce23" table:formula="of:=MEDIAN([.O87:.O90])" office:value-type="float" office:value="6755" calcext:value-type="float">
            <text:p>6755</text:p>
          </table:table-cell>
          <table:table-cell table:style-name="ce23" table:formula="of:=MEDIAN([.P87:.P90])" office:value-type="float" office:value="21629.5" calcext:value-type="float">
            <text:p>21629,5</text:p>
          </table:table-cell>
          <table:table-cell table:style-name="ce23" table:formula="of:=MEDIAN([.Q87:.Q90])" office:value-type="float" office:value="29535.5" calcext:value-type="float">
            <text:p>29535,5</text:p>
          </table:table-cell>
          <table:table-cell table:style-name="ce23" table:formula="of:=MEDIAN([.R87:.R90])" office:value-type="float" office:value="32913" calcext:value-type="float">
            <text:p>32913</text:p>
          </table:table-cell>
          <table:table-cell table:style-name="ce23" table:formula="of:=MEDIAN([.S87:.S90])" office:value-type="float" office:value="34917" calcext:value-type="float">
            <text:p>34917</text:p>
          </table:table-cell>
          <table:table-cell table:style-name="ce47" table:formula="of:=MEDIAN([.T87:.T90])" office:value-type="float" office:value="61090" calcext:value-type="float">
            <text:p>61090</text:p>
          </table:table-cell>
          <table:table-cell table:style-name="ce55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1" table:default-cell-style-name="ce57"/>
        <table:table-column table:style-name="co7" table:number-columns-repeated="11" table:default-cell-style-name="Default"/>
        <table:table-row table:style-name="ro2">
          <table:table-cell table:style-name="Default"/>
          <table:table-cell table:number-columns-repeated="11"/>
        </table:table-row>
        <table:table-row table:style-name="ro3">
          <table:table-cell table:style-name="ce56" office:value-type="string" calcext:value-type="string">
            <text:p>Número de Requisições</text:p>
          </table:table-cell>
          <table:table-cell table:number-columns-repeated="2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table:number-columns-repeated="11"/>
        </table:table-row>
        <table:table-row table:style-name="ro2">
          <table:table-cell office:value-type="float" office:value="2000" calcext:value-type="float">
            <text:p>2.000</text:p>
          </table:table-cell>
          <table:table-cell table:number-columns-repeated="11"/>
        </table:table-row>
        <table:table-row table:style-name="ro2">
          <table:table-cell office:value-type="float" office:value="3000" calcext:value-type="float">
            <text:p>3.000</text:p>
          </table:table-cell>
          <table:table-cell table:number-columns-repeated="11"/>
        </table:table-row>
        <table:table-row table:style-name="ro2">
          <table:table-cell office:value-type="float" office:value="4000" calcext:value-type="float">
            <text:p>4.000</text:p>
          </table:table-cell>
          <table:table-cell table:number-columns-repeated="11"/>
        </table:table-row>
        <table:table-row table:style-name="ro2">
          <table:table-cell office:value-type="float" office:value="5000" calcext:value-type="float">
            <text:p>5.000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number-columns-repeated="11"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number-columns-repeated="11"/>
        </table:table-row>
        <table:table-row table:style-name="ro2">
          <table:table-cell office:value-type="float" office:value="7000" calcext:value-type="float">
            <text:p>7.000</text:p>
          </table:table-cell>
          <table:table-cell table:number-columns-repeated="11"/>
        </table:table-row>
        <table:table-row table:style-name="ro2">
          <table:table-cell office:value-type="float" office:value="8000" calcext:value-type="float">
            <text:p>8.000</text:p>
          </table:table-cell>
          <table:table-cell table:number-columns-repeated="11"/>
        </table:table-row>
        <table:table-row table:style-name="ro2">
          <table:table-cell office:value-type="float" office:value="9000" calcext:value-type="float">
            <text:p>9.000</text:p>
          </table:table-cell>
          <table:table-cell table:number-columns-repeated="11"/>
        </table:table-row>
        <table:table-row table:style-name="ro2">
          <table:table-cell office:value-type="float" office:value="10000" calcext:value-type="float">
            <text:p>10.000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number-columns-repeated="11"/>
        </table:table-row>
        <table:table-row table:style-name="ro2">
          <table:table-cell office:value-type="float" office:value="11000" calcext:value-type="float">
            <text:p>11.000</text:p>
          </table:table-cell>
          <table:table-cell table:number-columns-repeated="11"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number-columns-repeated="11"/>
        </table:table-row>
        <table:table-row table:style-name="ro2">
          <table:table-cell office:value-type="float" office:value="13000" calcext:value-type="float">
            <text:p>13.000</text:p>
          </table:table-cell>
          <table:table-cell table:number-columns-repeated="11"/>
        </table:table-row>
        <table:table-row table:style-name="ro2">
          <table:table-cell office:value-type="float" office:value="14000" calcext:value-type="float">
            <text:p>14.000</text:p>
          </table:table-cell>
          <table:table-cell table:number-columns-repeated="11"/>
        </table:table-row>
        <table:table-row table:style-name="ro2">
          <table:table-cell office:value-type="float" office:value="15000" calcext:value-type="float">
            <text:p>15.000</text:p>
          </table:table-cell>
          <table:table-cell table:number-columns-repeated="11"/>
        </table:table-row>
      </table:table>
      <table:table table:name="Grafico6" table:style-name="ta1">
        <table:shapes>
          <draw:frame draw:z-index="0" draw:style-name="gr1" draw:text-style-name="P1" svg:width="15.999cm" svg:height="8.999cm" svg:x="10.031cm" svg:y="0.516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0.339cm" svg:y="10.406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3:Grafico6.A36 Grafico6.B22:Grafico6.B22 Grafico6.B23:Grafico6.B36 Grafico6.C22:Grafico6.C22 Grafico6.C23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2" table:default-cell-style-name="ce57"/>
        <table:table-column table:style-name="co7" table:default-cell-style-name="ce23"/>
        <table:table-column table:style-name="co7" table:default-cell-style-name="ce11"/>
        <table:table-row table:style-name="ro2">
          <table:table-cell table:style-name="Default" office:value-type="string" calcext:value-type="string">
            <text:p>Taxa de transferência em Quilo Bytes por segundo (Kb/s)</text:p>
          </table:table-cell>
          <table:table-cell table:style-name="Default" table:number-columns-repeated="2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</table:table>
      <table:table table:name="Grafico5" table:style-name="ta1">
        <table:shapes>
          <draw:frame draw:z-index="0" draw:style-name="gr1" draw:text-style-name="P1" svg:width="15.999cm" svg:height="8.999cm" svg:x="8.682cm" svg:y="0.551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8.819cm" svg:y="10.193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5.545cm" svg:y="10.781cm">
            <draw:object draw:notify-on-update-of-ranges="Grafico5.A22:Grafico5.A35 Grafico5.B21:Grafico5.B21 Grafico5.B22:Grafico5.B35 Grafico5.C21:Grafico5.C21 Grafico5.C22:Grafico5.C3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3" table:default-cell-style-name="ce57"/>
        <table:table-column table:style-name="co7" table:default-cell-style-name="ce23"/>
        <table:table-column table:style-name="co7" table:default-cell-style-name="ce11"/>
        <table:table-row table:style-name="ro2">
          <table:table-cell table:style-name="ce58" office:value-type="string" calcext:value-type="string" table:number-columns-spanned="3" table:number-rows-spanned="1">
            <text:p>Tempo médio por requisição simultânea em milissegundos</text:p>
          </table:table-cell>
          <table:covered-table-cell table:number-columns-repeated="2" table:style-name="ce59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Grafico1" table:style-name="ta1">
        <table:shapes>
          <draw:frame draw:z-index="0" draw:style-name="gr1" draw:text-style-name="P1" svg:width="15.999cm" svg:height="8.999cm" svg:x="12.351cm" svg:y="0.551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28.657cm" svg:y="10.136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1.344cm" svg:y="10.355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3" table:default-cell-style-name="ce61"/>
        <table:table-column table:style-name="co14" table:number-columns-repeated="2" table:default-cell-style-name="ce61"/>
        <table:table-row table:style-name="ro2">
          <table:table-cell table:style-name="ce60"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2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2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2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2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2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2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2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2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2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2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2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2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2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2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2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2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table:style-name="ce62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2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2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2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2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table:style-name="ce62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2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2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2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2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rafico2" table:style-name="ta1">
        <table:shapes>
          <draw:frame draw:z-index="0" draw:style-name="gr1" draw:text-style-name="P1" svg:width="15.999cm" svg:height="8.999cm" svg:x="8.186cm" svg:y="0.365cm">
            <draw:object draw:notify-on-update-of-ranges="Grafico2.A3:Grafico2.A7 Grafico2.C2:Grafico2.C2 Grafico2.C3:Grafico2.C7 Grafico2.B2:Grafico2.B2 Grafico2.B3:Grafico2.B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5.003cm" svg:y="0cm">
            <draw:object draw:notify-on-update-of-ranges="Grafico2.A9:Grafico2.A13 Grafico2.C8:Grafico2.C8 Grafico2.C9:Grafico2.C13 Grafico2.B8:Grafico2.B8 Grafico2.B9:Grafico2.B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8.899cm" svg:y="10.047cm">
            <draw:object draw:notify-on-update-of-ranges="Grafico2.A15:Grafico2.A19 Grafico2.C14:Grafico2.C14 Grafico2.C15:Grafico2.C19 Grafico2.B14:Grafico2.B14 Grafico2.B15:Grafico2.B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25.963cm" svg:y="9.79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3" table:default-cell-style-name="ce62"/>
        <table:table-column table:style-name="co5" table:default-cell-style-name="ce63"/>
        <table:table-column table:style-name="co15" table:default-cell-style-name="ce64"/>
        <table:table-column table:style-name="co7" table:number-columns-repeated="6" table:default-cell-style-name="Default"/>
        <table:table-row table:style-name="ro2">
          <table:table-cell table:style-name="ce60" office:value-type="string" calcext:value-type="string" table:number-columns-spanned="3" table:number-rows-spanned="1">
            <text:p>Total Transferido (Kbytes)</text:p>
          </table:table-cell>
          <table:covered-table-cell table:number-columns-repeated="2" table:style-name="ce61" office:value-type="string" calcext:value-type="string">
            <text:p>Total Transferido (bytes)</text:p>
          </table:covered-table-cell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</table:table>
      <table:table table:name="Grafico3" table:style-name="ta1">
        <table:shapes>
          <draw:frame draw:z-index="0" draw:style-name="gr1" draw:text-style-name="P1" svg:width="15.999cm" svg:height="8.999cm" svg:x="9.121cm" svg:y="0.445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6.099cm" svg:y="0.418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5.951cm" svg:y="10.539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9.612cm" svg:y="11.182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3" table:default-cell-style-name="ce57"/>
        <table:table-column table:style-name="co5" table:default-cell-style-name="ce66"/>
        <table:table-column table:style-name="co15" table:default-cell-style-name="ce67"/>
        <table:table-row table:style-name="ro2">
          <table:table-cell table:style-name="ce65"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 table:style-name="ce56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</table:table>
      <table:table table:name="Grafico4" table:style-name="ta1">
        <table:shapes>
          <draw:frame draw:z-index="0" draw:style-name="gr1" draw:text-style-name="P1" svg:width="15.999cm" svg:height="8.999cm" svg:x="22.266cm" svg:y="10.416cm">
            <draw:object draw:notify-on-update-of-ranges="Grafico4.A48:Grafico4.A62 Grafico4.B47:Grafico4.B47 Grafico4.B48:Grafico4.B62 Grafico4.C47:Grafico4.C47 Grafico4.C48:Grafico4.C6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8.241cm" svg:y="0.551cm">
            <draw:object draw:notify-on-update-of-ranges="Grafico4.A2:Grafico4.A2 Grafico4.A3:Grafico4.A7 Grafico4.B2:Grafico4.B2 Grafico4.B3:Grafico4.B7 Grafico4.C2:Grafico4.C2 Grafico4.C3:Grafico4.C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24.797cm" svg:y="0.495cm">
            <draw:object draw:notify-on-update-of-ranges="Grafico4.A8:Grafico4.A8 Grafico4.A9:Grafico4.A13 Grafico4.B8:Grafico4.B8 Grafico4.B9:Grafico4.B13 Grafico4.C8:Grafico4.C8 Grafico4.C9:Grafico4.C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3.213cm" svg:y="10.455cm">
            <draw:object draw:notify-on-update-of-ranges="Grafico4.A14:Grafico4.A14 Grafico4.A15:Grafico4.A19 Grafico4.B14:Grafico4.B14 Grafico4.B15:Grafico4.B19 Grafico4.C14:Grafico4.C14 Grafico4.C15:Grafico4.C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3" table:default-cell-style-name="ce57"/>
        <table:table-column table:style-name="co15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65" office:value-type="string" calcext:value-type="string" table:number-columns-spanned="3" table:number-rows-spanned="1">
            <text:p>Média de Requisições Atendidas Por Segundo</text:p>
          </table:table-cell>
          <table:covered-table-cell table:number-columns-repeated="2" table:style-name="ce56"/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1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table:style-name="ce66" office:value-type="float" office:value="104" calcext:value-type="float">
            <text:p>104</text:p>
          </table:table-cell>
          <table:table-cell table:style-name="ce67" office:value-type="float" office:value="19.465" calcext:value-type="float">
            <text:p>19,465</text:p>
          </table:table-cell>
          <table:table-cell/>
        </table:table-row>
        <table:table-row table:style-name="ro3">
          <table:table-cell office:value-type="float" office:value="2000" calcext:value-type="float">
            <text:p>2.000</text:p>
          </table:table-cell>
          <table:table-cell table:style-name="ce66" office:value-type="float" office:value="176" calcext:value-type="float">
            <text:p>176</text:p>
          </table:table-cell>
          <table:table-cell table:style-name="ce67" office:value-type="float" office:value="25.565" calcext:value-type="float">
            <text:p>25,565</text:p>
          </table:table-cell>
          <table:table-cell/>
        </table:table-row>
        <table:table-row table:style-name="ro3">
          <table:table-cell office:value-type="float" office:value="3000" calcext:value-type="float">
            <text:p>3.000</text:p>
          </table:table-cell>
          <table:table-cell table:style-name="ce66" office:value-type="float" office:value="217" calcext:value-type="float">
            <text:p>217</text:p>
          </table:table-cell>
          <table:table-cell table:style-name="ce67" office:value-type="float" office:value="32.91" calcext:value-type="float">
            <text:p>32,91</text:p>
          </table:table-cell>
          <table:table-cell/>
        </table:table-row>
        <table:table-row table:style-name="ro3">
          <table:table-cell office:value-type="float" office:value="4000" calcext:value-type="float">
            <text:p>4.000</text:p>
          </table:table-cell>
          <table:table-cell table:style-name="ce66" office:value-type="float" office:value="224" calcext:value-type="float">
            <text:p>224</text:p>
          </table:table-cell>
          <table:table-cell table:style-name="ce67" office:value-type="float" office:value="34.26" calcext:value-type="float">
            <text:p>34,26</text:p>
          </table:table-cell>
          <table:table-cell/>
        </table:table-row>
        <table:table-row table:style-name="ro3">
          <table:table-cell office:value-type="float" office:value="5000" calcext:value-type="float">
            <text:p>5.000</text:p>
          </table:table-cell>
          <table:table-cell table:style-name="ce66" office:value-type="float" office:value="220" calcext:value-type="float">
            <text:p>220</text:p>
          </table:table-cell>
          <table:table-cell table:style-name="ce67" office:value-type="float" office:value="33.16" calcext:value-type="float">
            <text:p>33,16</text:p>
          </table:table-cell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2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6" office:value-type="float" office:value="293.5" calcext:value-type="float">
            <text:p>293,5</text:p>
          </table:table-cell>
          <table:table-cell table:style-name="ce56" office:value-type="float" office:value="42.52" calcext:value-type="float">
            <text:p>42,52</text:p>
          </table:table-cell>
          <table:table-cell/>
        </table:table-row>
        <table:table-row table:style-name="ro3">
          <table:table-cell office:value-type="float" office:value="7000" calcext:value-type="float">
            <text:p>7.000</text:p>
          </table:table-cell>
          <table:table-cell table:style-name="ce66" office:value-type="float" office:value="282" calcext:value-type="float">
            <text:p>282</text:p>
          </table:table-cell>
          <table:table-cell table:style-name="ce67" office:value-type="float" office:value="42.425" calcext:value-type="float">
            <text:p>42,425</text:p>
          </table:table-cell>
          <table:table-cell/>
        </table:table-row>
        <table:table-row table:style-name="ro3">
          <table:table-cell office:value-type="float" office:value="8000" calcext:value-type="float">
            <text:p>8.000</text:p>
          </table:table-cell>
          <table:table-cell table:style-name="ce66" office:value-type="float" office:value="315.5" calcext:value-type="float">
            <text:p>315,5</text:p>
          </table:table-cell>
          <table:table-cell table:style-name="ce67" office:value-type="float" office:value="47.13" calcext:value-type="float">
            <text:p>47,13</text:p>
          </table:table-cell>
          <table:table-cell/>
        </table:table-row>
        <table:table-row table:style-name="ro3">
          <table:table-cell office:value-type="float" office:value="9000" calcext:value-type="float">
            <text:p>9.000</text:p>
          </table:table-cell>
          <table:table-cell table:style-name="ce66" office:value-type="float" office:value="320" calcext:value-type="float">
            <text:p>320</text:p>
          </table:table-cell>
          <table:table-cell table:style-name="ce67" office:value-type="float" office:value="47.615" calcext:value-type="float">
            <text:p>47,615</text:p>
          </table:table-cell>
          <table:table-cell/>
        </table:table-row>
        <table:table-row table:style-name="ro3">
          <table:table-cell office:value-type="float" office:value="10000" calcext:value-type="float">
            <text:p>10.000</text:p>
          </table:table-cell>
          <table:table-cell table:style-name="ce66" office:value-type="float" office:value="309" calcext:value-type="float">
            <text:p>309</text:p>
          </table:table-cell>
          <table:table-cell table:style-name="ce67" office:value-type="float" office:value="50.615" calcext:value-type="float">
            <text:p>50,615</text:p>
          </table:table-cell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3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table:style-name="ce66" office:value-type="float" office:value="321.5" calcext:value-type="float">
            <text:p>321,5</text:p>
          </table:table-cell>
          <table:table-cell table:style-name="ce67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6" office:value-type="float" office:value="318.5" calcext:value-type="float">
            <text:p>318,5</text:p>
          </table:table-cell>
          <table:table-cell table:style-name="ce56" office:value-type="float" office:value="40.375" calcext:value-type="float">
            <text:p>40,375</text:p>
          </table:table-cell>
          <table:table-cell/>
        </table:table-row>
        <table:table-row table:style-name="ro3">
          <table:table-cell office:value-type="float" office:value="13000" calcext:value-type="float">
            <text:p>13.000</text:p>
          </table:table-cell>
          <table:table-cell table:style-name="ce66" office:value-type="float" office:value="371" calcext:value-type="float">
            <text:p>371</text:p>
          </table:table-cell>
          <table:table-cell table:style-name="ce67" office:value-type="float" office:value="70.57" calcext:value-type="float">
            <text:p>70,57</text:p>
          </table:table-cell>
          <table:table-cell/>
        </table:table-row>
        <table:table-row table:style-name="ro3">
          <table:table-cell office:value-type="float" office:value="14000" calcext:value-type="float">
            <text:p>14.000</text:p>
          </table:table-cell>
          <table:table-cell table:style-name="ce66" office:value-type="float" office:value="327" calcext:value-type="float">
            <text:p>327</text:p>
          </table:table-cell>
          <table:table-cell table:style-name="ce67" office:value-type="float" office:value="64.07" calcext:value-type="float">
            <text:p>64,07</text:p>
          </table:table-cell>
          <table:table-cell/>
        </table:table-row>
        <table:table-row table:style-name="ro3">
          <table:table-cell office:value-type="float" office:value="15000" calcext:value-type="float">
            <text:p>15.000</text:p>
          </table:table-cell>
          <table:table-cell table:style-name="ce66" office:value-type="float" office:value="182" calcext:value-type="float">
            <text:p>182</text:p>
          </table:table-cell>
          <table:table-cell table:style-name="ce67" office:value-type="float" office:value="59.725" calcext:value-type="float">
            <text:p>59,725</text:p>
          </table:table-cell>
          <table:table-cell/>
        </table:table-row>
        <table:table-row table:style-name="ro2" table:number-rows-repeated="27">
          <table:table-cell table:style-name="Default"/>
          <table:table-cell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/>
        </table:table-row>
        <table:table-row table:style-name="ro3">
          <table:table-cell office:value-type="float" office:value="1000" calcext:value-type="float">
            <text:p>1.000</text:p>
          </table:table-cell>
          <table:table-cell table:style-name="ce66" office:value-type="float" office:value="104" calcext:value-type="float">
            <text:p>104</text:p>
          </table:table-cell>
          <table:table-cell table:style-name="ce67" office:value-type="float" office:value="19.465" calcext:value-type="float">
            <text:p>19,465</text:p>
          </table:table-cell>
          <table:table-cell/>
        </table:table-row>
        <table:table-row table:style-name="ro3">
          <table:table-cell office:value-type="float" office:value="2000" calcext:value-type="float">
            <text:p>2.000</text:p>
          </table:table-cell>
          <table:table-cell table:style-name="ce66" office:value-type="float" office:value="176" calcext:value-type="float">
            <text:p>176</text:p>
          </table:table-cell>
          <table:table-cell table:style-name="ce67" office:value-type="float" office:value="25.565" calcext:value-type="float">
            <text:p>25,565</text:p>
          </table:table-cell>
          <table:table-cell/>
        </table:table-row>
        <table:table-row table:style-name="ro3">
          <table:table-cell office:value-type="float" office:value="3000" calcext:value-type="float">
            <text:p>3.000</text:p>
          </table:table-cell>
          <table:table-cell table:style-name="ce66" office:value-type="float" office:value="217" calcext:value-type="float">
            <text:p>217</text:p>
          </table:table-cell>
          <table:table-cell table:style-name="ce67" office:value-type="float" office:value="32.91" calcext:value-type="float">
            <text:p>32,91</text:p>
          </table:table-cell>
          <table:table-cell/>
        </table:table-row>
        <table:table-row table:style-name="ro3">
          <table:table-cell office:value-type="float" office:value="4000" calcext:value-type="float">
            <text:p>4.000</text:p>
          </table:table-cell>
          <table:table-cell table:style-name="ce66" office:value-type="float" office:value="224" calcext:value-type="float">
            <text:p>224</text:p>
          </table:table-cell>
          <table:table-cell table:style-name="ce67" office:value-type="float" office:value="34.26" calcext:value-type="float">
            <text:p>34,26</text:p>
          </table:table-cell>
          <table:table-cell/>
        </table:table-row>
        <table:table-row table:style-name="ro3">
          <table:table-cell office:value-type="float" office:value="5000" calcext:value-type="float">
            <text:p>5.000</text:p>
          </table:table-cell>
          <table:table-cell table:style-name="ce66" office:value-type="float" office:value="220" calcext:value-type="float">
            <text:p>220</text:p>
          </table:table-cell>
          <table:table-cell table:style-name="ce67" office:value-type="float" office:value="33.16" calcext:value-type="float">
            <text:p>33,16</text:p>
          </table:table-cell>
          <table:table-cell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6" office:value-type="float" office:value="293.5" calcext:value-type="float">
            <text:p>293,5</text:p>
          </table:table-cell>
          <table:table-cell table:style-name="ce56" office:value-type="float" office:value="42.52" calcext:value-type="float">
            <text:p>42,52</text:p>
          </table:table-cell>
          <table:table-cell/>
        </table:table-row>
        <table:table-row table:style-name="ro3">
          <table:table-cell office:value-type="float" office:value="7000" calcext:value-type="float">
            <text:p>7.000</text:p>
          </table:table-cell>
          <table:table-cell table:style-name="ce66" office:value-type="float" office:value="282" calcext:value-type="float">
            <text:p>282</text:p>
          </table:table-cell>
          <table:table-cell table:style-name="ce67" office:value-type="float" office:value="42.425" calcext:value-type="float">
            <text:p>42,425</text:p>
          </table:table-cell>
          <table:table-cell/>
        </table:table-row>
        <table:table-row table:style-name="ro3">
          <table:table-cell office:value-type="float" office:value="8000" calcext:value-type="float">
            <text:p>8.000</text:p>
          </table:table-cell>
          <table:table-cell table:style-name="ce66" office:value-type="float" office:value="315.5" calcext:value-type="float">
            <text:p>315,5</text:p>
          </table:table-cell>
          <table:table-cell table:style-name="ce67" office:value-type="float" office:value="47.13" calcext:value-type="float">
            <text:p>47,13</text:p>
          </table:table-cell>
          <table:table-cell/>
        </table:table-row>
        <table:table-row table:style-name="ro3">
          <table:table-cell office:value-type="float" office:value="9000" calcext:value-type="float">
            <text:p>9.000</text:p>
          </table:table-cell>
          <table:table-cell table:style-name="ce66" office:value-type="float" office:value="320" calcext:value-type="float">
            <text:p>320</text:p>
          </table:table-cell>
          <table:table-cell table:style-name="ce67" office:value-type="float" office:value="47.615" calcext:value-type="float">
            <text:p>47,615</text:p>
          </table:table-cell>
          <table:table-cell/>
        </table:table-row>
        <table:table-row table:style-name="ro3">
          <table:table-cell office:value-type="float" office:value="10000" calcext:value-type="float">
            <text:p>10.000</text:p>
          </table:table-cell>
          <table:table-cell table:style-name="ce66" office:value-type="float" office:value="309" calcext:value-type="float">
            <text:p>309</text:p>
          </table:table-cell>
          <table:table-cell table:style-name="ce67" office:value-type="float" office:value="50.615" calcext:value-type="float">
            <text:p>50,615</text:p>
          </table:table-cell>
          <table:table-cell/>
        </table:table-row>
        <table:table-row table:style-name="ro3">
          <table:table-cell office:value-type="float" office:value="11000" calcext:value-type="float">
            <text:p>11.000</text:p>
          </table:table-cell>
          <table:table-cell table:style-name="ce66" office:value-type="float" office:value="321.5" calcext:value-type="float">
            <text:p>321,5</text:p>
          </table:table-cell>
          <table:table-cell table:style-name="ce67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6" office:value-type="float" office:value="318.5" calcext:value-type="float">
            <text:p>318,5</text:p>
          </table:table-cell>
          <table:table-cell table:style-name="ce56" office:value-type="float" office:value="40.375" calcext:value-type="float">
            <text:p>40,375</text:p>
          </table:table-cell>
          <table:table-cell/>
        </table:table-row>
        <table:table-row table:style-name="ro3">
          <table:table-cell office:value-type="float" office:value="13000" calcext:value-type="float">
            <text:p>13.000</text:p>
          </table:table-cell>
          <table:table-cell table:style-name="ce66" office:value-type="float" office:value="371" calcext:value-type="float">
            <text:p>371</text:p>
          </table:table-cell>
          <table:table-cell table:style-name="ce67" office:value-type="float" office:value="70.57" calcext:value-type="float">
            <text:p>70,57</text:p>
          </table:table-cell>
          <table:table-cell/>
        </table:table-row>
        <table:table-row table:style-name="ro3">
          <table:table-cell office:value-type="float" office:value="14000" calcext:value-type="float">
            <text:p>14.000</text:p>
          </table:table-cell>
          <table:table-cell table:style-name="ce66" office:value-type="float" office:value="327" calcext:value-type="float">
            <text:p>327</text:p>
          </table:table-cell>
          <table:table-cell table:style-name="ce67" office:value-type="float" office:value="64.07" calcext:value-type="float">
            <text:p>64,07</text:p>
          </table:table-cell>
          <table:table-cell/>
        </table:table-row>
        <table:table-row table:style-name="ro3">
          <table:table-cell office:value-type="float" office:value="15000" calcext:value-type="float">
            <text:p>15.000</text:p>
          </table:table-cell>
          <table:table-cell table:style-name="ce66" office:value-type="float" office:value="182" calcext:value-type="float">
            <text:p>182</text:p>
          </table:table-cell>
          <table:table-cell table:style-name="ce67" office:value-type="float" office:value="59.725" calcext:value-type="float">
            <text:p>59,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0:38:02.897353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5T01:28:40.145388189</dc:date>
    <meta:editing-duration>PT10H33M21S</meta:editing-duration>
    <meta:editing-cycles>81</meta:editing-cycles>
    <meta:generator>LibreOffice/4.3.3.2$Linux_X86_64 LibreOffice_project/430m0$Build-2</meta:generator>
    <meta:document-statistic meta:table-count="9" meta:cell-count="3804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2:Grafico1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9.6475">
                <text:p>9.6475</text:p>
                <draw:g>
                  <svg:desc>Grafico1.B3:Grafico1.B7</svg:desc>
                </draw:g>
              </table:table-cell>
              <table:table-cell office:value-type="float" office:value="51.769">
                <text:p>51.769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4.A2:Grafico4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bar">
            <chart:data-point chart:repeated="5"/>
          </chart:series>
          <chart:series chart:style-name="ch12" chart:values-cell-range-address="Grafico4.C3:Grafico4.C7" chart:label-cell-address="Grafico4.C2:Grafico4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104">
                <text:p>104</text:p>
                <draw:g>
                  <svg:desc>Grafico4.B3:Grafico4.B7</svg:desc>
                </draw:g>
              </table:table-cell>
              <table:table-cell office:value-type="float" office:value="19.465">
                <text:p>19.46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47:Grafico4.C6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48:Grafico4.A62"/>
          </chart:axis>
          <chart:axis chart:dimension="y" chart:name="primary-y" chart:style-name="ch7">
            <chart:title svg:x="0.451cm" svg:y="6.889cm" chart:style-name="ch8">
              <text:p>Requisições por Segundo (N/s)</text:p>
            </chart:title>
            <chart:grid chart:style-name="ch9" chart:class="major"/>
          </chart:axis>
          <chart:series chart:style-name="ch10" chart:values-cell-range-address="Grafico4.B48:Grafico4.B62" chart:label-cell-address="Grafico4.B47:Grafico4.B47" chart:class="chart:line">
            <chart:data-point chart:repeated="15"/>
          </chart:series>
          <chart:series chart:style-name="ch11" chart:values-cell-range-address="Grafico4.C48:Grafico4.C62" chart:label-cell-address="Grafico4.C47:Grafico4.C4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47:Grafico4.B47</svg:desc>
                </draw:g>
              </table:table-cell>
              <table:table-cell office:value-type="string">
                <text:p>Apache</text:p>
                <draw:g>
                  <svg:desc>Grafico4.C47:Grafico4.C4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48:Grafico4.A62</svg:desc>
                </draw:g>
              </table:table-cell>
              <table:table-cell office:value-type="float" office:value="104">
                <text:p>104</text:p>
                <draw:g>
                  <svg:desc>Grafico4.B48:Grafico4.B62</svg:desc>
                </draw:g>
              </table:table-cell>
              <table:table-cell office:value-type="float" office:value="19.465">
                <text:p>19.465</text:p>
                <draw:g>
                  <svg:desc>Grafico4.C48:Grafico4.C6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3.5">
                <text:p>293.5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1.5">
                <text:p>321.5</text:p>
              </table:table-cell>
              <table:table-cell office:value-type="float" office:value="57.655">
                <text:p>57.6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4.A8:Grafico4.C13" chart:data-source-has-labels="both" svg:x="1.331cm" svg:y="2.19cm" svg:width="12.43cm" svg:height="5.649cm">
          <chartooo:coordinate-region svg:x="2.138cm" svg:y="2.39cm" svg:width="11.62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bar">
            <chart:data-point chart:repeated="5"/>
          </chart:series>
          <chart:series chart:style-name="ch12" chart:values-cell-range-address="Grafico4.C9:Grafico4.C13" chart:label-cell-address="Grafico4.C8:Grafico4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293.5">
                <text:p>293.5</text:p>
                <draw:g>
                  <svg:desc>Grafico4.B9:Grafico4.B13</svg:desc>
                </draw:g>
              </table:table-cell>
              <table:table-cell office:value-type="float" office:value="42.52">
                <text:p>42.52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2:Grafico1.C37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5.328cm" chart:style-name="ch8">
              <text:p>Tempo (s)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9.6475">
                <text:p>9.6475</text:p>
                <draw:g>
                  <svg:desc>Grafico1.B23:Grafico1.B37</svg:desc>
                </draw:g>
              </table:table-cell>
              <table:table-cell office:value-type="float" office:value="51.769">
                <text:p>51.769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6195">
                <text:p>20.6195</text:p>
              </table:table-cell>
              <table:table-cell office:value-type="float" office:value="146.648">
                <text:p>146.64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.209">
                <text:p>34.209</text:p>
              </table:table-cell>
              <table:table-cell office:value-type="float" office:value="206.247">
                <text:p>206.24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25cm" svg:y="0.316cm" chart:style-name="ch2">
          <text:p>Média do Total de Dados Transferidos em Quilo Bytes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6.85cm" chart:style-name="ch8">
              <text:p>Quantidade de Dados (K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5793.226">
                <text:p>5793.226</text:p>
                <draw:g>
                  <svg:desc>Grafico2.B24:Grafico2.B38</svg:desc>
                </draw:g>
              </table:table-cell>
              <table:table-cell office:value-type="float" office:value="1338.116">
                <text:p>1338.116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483.358">
                <text:p>9483.358</text:p>
              </table:table-cell>
              <table:table-cell office:value-type="float" office:value="1760.201">
                <text:p>1760.2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393.96">
                <text:p>10393.96</text:p>
              </table:table-cell>
              <table:table-cell office:value-type="float" office:value="2061.145">
                <text:p>2061.1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889.799">
                <text:p>13889.799</text:p>
              </table:table-cell>
              <table:table-cell office:value-type="float" office:value="2778.265">
                <text:p>2778.2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943.852">
                <text:p>14943.852</text:p>
              </table:table-cell>
              <table:table-cell office:value-type="float" office:value="3418.32">
                <text:p>3418.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173.674">
                <text:p>15173.674</text:p>
              </table:table-cell>
              <table:table-cell office:value-type="float" office:value="3588.806">
                <text:p>3588.8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313.912">
                <text:p>17313.912</text:p>
              </table:table-cell>
              <table:table-cell office:value-type="float" office:value="4007.288">
                <text:p>4007.2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778.568">
                <text:p>17778.568</text:p>
              </table:table-cell>
              <table:table-cell office:value-type="float" office:value="4440.285">
                <text:p>4440.28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154.865">
                <text:p>20154.865</text:p>
              </table:table-cell>
              <table:table-cell office:value-type="float" office:value="4679.931">
                <text:p>4679.9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293.118">
                <text:p>21293.118</text:p>
              </table:table-cell>
              <table:table-cell office:value-type="float" office:value="5243.407">
                <text:p>5243.40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457.36">
                <text:p>20457.36</text:p>
              </table:table-cell>
              <table:table-cell office:value-type="float" office:value="5594.529">
                <text:p>5594.52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197.572">
                <text:p>26197.572</text:p>
              </table:table-cell>
              <table:table-cell office:value-type="float" office:value="5889.408">
                <text:p>5889.40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1595.612">
                <text:p>21595.612</text:p>
              </table:table-cell>
              <table:table-cell office:value-type="float" office:value="6124.283">
                <text:p>6124.28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788.956">
                <text:p>24788.956</text:p>
              </table:table-cell>
              <table:table-cell office:value-type="float" office:value="6964.062">
                <text:p>6964.0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7293.112">
                <text:p>27293.112</text:p>
              </table:table-cell>
              <table:table-cell office:value-type="float" office:value="7278.661">
                <text:p>7278.6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15cm" svg:y="0.316cm" chart:style-name="ch2">
          <text:p>Média do Total de Texto HTML Transferido em Quilo Bytes</text:p>
        </chart:title>
        <chart:legend chart:legend-position="end" svg:x="13.492cm" svg:y="3.952cm" style:legend-expansion="high" chart:style-name="ch3"/>
        <chart:plot-area chart:style-name="ch4" table:cell-range-address="Grafico3.A24:Grafico3.C39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6.85cm" chart:style-name="ch8">
              <text:p>Quantidade de Dados (K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5371.4605">
                <text:p>5371.4605</text:p>
                <draw:g>
                  <svg:desc>Grafico3.B25:Grafico3.B39</svg:desc>
                </draw:g>
              </table:table-cell>
              <table:table-cell office:value-type="float" office:value="1144.138">
                <text:p>1144.138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069.0925">
                <text:p>14069.0925</text:p>
              </table:table-cell>
              <table:table-cell office:value-type="float" office:value="2665.275">
                <text:p>2665.2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968.24">
                <text:p>18968.24</text:p>
              </table:table-cell>
              <table:table-cell office:value-type="float" office:value="4081.6455">
                <text:p>4081.64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4.A14:Grafico4.C19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bar">
            <chart:data-point chart:repeated="5"/>
          </chart:series>
          <chart:series chart:style-name="ch12" chart:values-cell-range-address="Grafico4.C15:Grafico4.C19" chart:label-cell-address="Grafico4.C14:Grafico4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1.5">
                <text:p>321.5</text:p>
                <draw:g>
                  <svg:desc>Grafico4.B15:Grafico4.B19</svg:desc>
                </draw:g>
              </table:table-cell>
              <table:table-cell office:value-type="float" office:value="57.655">
                <text:p>57.6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2:Grafico5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9.5">
                <text:p>9.5</text:p>
                <draw:g>
                  <svg:desc>Grafico5.B3:Grafico5.B7</svg:desc>
                </draw:g>
              </table:table-cell>
              <table:table-cell office:value-type="float" office:value="51.769">
                <text:p>51.769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9:Grafico5.C13 Grafico5.B8:Grafico5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3">
                <text:p>3</text:p>
                <draw:g>
                  <svg:desc>Grafico5.B9:Grafico5.B13</svg:desc>
                </draw:g>
              </table:table-cell>
              <table:table-cell office:value-type="float" office:value="24.345">
                <text:p>24.34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5:Grafico5.C19 Grafico5.B14:Grafico5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19">
                <text:p>19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.5">
                <text:p>5.5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8:Grafico1.C13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6195">
                <text:p>20.6195</text:p>
                <draw:g>
                  <svg:desc>Grafico1.B9:Grafico1.B13</svg:desc>
                </draw:g>
              </table:table-cell>
              <table:table-cell office:value-type="float" office:value="146.648">
                <text:p>146.648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2:Grafico5.C35 Grafico5.B21:Grafico5.C21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5"/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Grafico5.B22:Grafico5.B35" chart:label-cell-address="Grafico5.B21:Grafico5.B21" chart:class="chart:line">
            <chart:data-point chart:repeated="14"/>
          </chart:series>
          <chart:series chart:style-name="ch11" chart:values-cell-range-address="Grafico5.C22:Grafico5.C35" chart:label-cell-address="Grafico5.C21:Grafico5.C2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5</svg:desc>
                </draw:g>
              </table:table-cell>
              <table:table-cell office:value-type="float" office:value="9.5">
                <text:p>9.5</text:p>
                <draw:g>
                  <svg:desc>Grafico5.B22:Grafico5.B35</svg:desc>
                </draw:g>
              </table:table-cell>
              <table:table-cell office:value-type="float" office:value="51.769">
                <text:p>51.769</text:p>
                <draw:g>
                  <svg:desc>Grafico5.C22:Grafico5.C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">
                <text:p>3</text:p>
              </table:table-cell>
              <table:table-cell office:value-type="float" office:value="24.345">
                <text:p>24.34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2:Grafico6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3.075">
                <text:p>133.075</text:p>
                <draw:g>
                  <svg:desc>Grafico6.B3:Grafico6.B7</svg:desc>
                </draw:g>
              </table:table-cell>
              <table:table-cell office:value-type="float" office:value="99.085">
                <text:p>99.085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.635">
                <text:p>158.635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8:Grafico6.C13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2.27">
                <text:p>162.27</text:p>
                <draw:g>
                  <svg:desc>Grafico6.B9:Grafico6.B13</svg:desc>
                </draw:g>
              </table:table-cell>
              <table:table-cell office:value-type="float" office:value="99.775">
                <text:p>99.77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4:Grafico6.C19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59.735">
                <text:p>159.735</text:p>
                <draw:g>
                  <svg:desc>Grafico6.B15:Grafico6.B19</svg:desc>
                </draw:g>
              </table:table-cell>
              <table:table-cell office:value-type="float" office:value="95.01">
                <text:p>95.01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23cm" svg:y="0.316cm" chart:style-name="ch2">
          <text:p>Média da Taxa de Transferência em Quilo Bytes por Segundo (Kb/s)</text:p>
        </chart:title>
        <chart:legend chart:legend-position="end" svg:x="13.439cm" svg:y="3.952cm" style:legend-expansion="high" chart:style-name="ch3"/>
        <chart:plot-area chart:style-name="ch4" table:cell-range-address="Grafico6.A22:Grafico6.C36" chart:data-source-has-labels="both" svg:x="1.331cm" svg:y="1.301cm" svg:width="11.788cm" svg:height="6.538cm">
          <chartooo:coordinate-region svg:x="2.138cm" svg:y="1.5cm" svg:width="10.463cm" svg:height="5.294cm"/>
          <chart:axis chart:dimension="x" chart:name="primary-x" chart:style-name="ch5" chartooo:axis-type="auto">
            <chartooo:date-scale/>
            <chart:title svg:x="5.673cm" svg:y="8.019cm" chart:style-name="ch6">
              <text:p>Total de Requisições</text:p>
            </chart:title>
            <chart:categories table:cell-range-address="Grafico6.A23:Grafico6.A36"/>
          </chart:axis>
          <chart:axis chart:dimension="y" chart:name="primary-y" chart:style-name="ch7">
            <chart:title svg:x="0.451cm" svg:y="6.651cm" chart:style-name="ch8">
              <text:p>Taxa de Transferência (Kb/s)</text:p>
            </chart:title>
            <chart:grid chart:style-name="ch9" chart:class="major"/>
          </chart:axis>
          <chart:series chart:style-name="ch10" chart:values-cell-range-address="Grafico6.B23:Grafico6.B36" chart:label-cell-address="Grafico6.B22:Grafico6.B22" chart:class="chart:line">
            <chart:data-point chart:repeated="14"/>
          </chart:series>
          <chart:series chart:style-name="ch11" chart:values-cell-range-address="Grafico6.C23:Grafico6.C36" chart:label-cell-address="Grafico6.C22:Grafico6.C22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3,075</text:p>
                <draw:g>
                  <svg:desc>Grafico6.B22:Grafico6.B22</svg:desc>
                </draw:g>
              </table:table-cell>
              <table:table-cell office:value-type="string">
                <text:p>99,085</text:p>
                <draw:g>
                  <svg:desc>Grafico6.C22:Grafico6.C2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Grafico6.A23:Grafico6.A36</svg:desc>
                </draw:g>
              </table:table-cell>
              <table:table-cell office:value-type="float" office:value="158.635">
                <text:p>158.635</text:p>
                <draw:g>
                  <svg:desc>Grafico6.B23:Grafico6.B36</svg:desc>
                </draw:g>
              </table:table-cell>
              <table:table-cell office:value-type="float" office:value="102.34">
                <text:p>102.34</text:p>
                <draw:g>
                  <svg:desc>Grafico6.C23:Grafico6.C36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2.27">
                <text:p>162.27</text:p>
              </table:table-cell>
              <table:table-cell office:value-type="float" office:value="99.775">
                <text:p>99.7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59.735">
                <text:p>159.735</text:p>
              </table:table-cell>
              <table:table-cell office:value-type="float" office:value="95.01">
                <text:p>95.0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4:Grafico1.C19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4.209">
                <text:p>34.209</text:p>
                <draw:g>
                  <svg:desc>Grafico1.B15:Grafico1.B19</svg:desc>
                </draw:g>
              </table:table-cell>
              <table:table-cell office:value-type="float" office:value="206.247">
                <text:p>206.247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title svg:x="2.625cm" svg:y="0.316cm" chart:style-name="ch2">
          <text:p>Média do Total de Dados Transferidos em Quilo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3:Grafico2.B7 Grafico2.C2:Grafico2.C7 Grafico2.B2:Grafico2.B2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3:Grafico2.C7" chart:label-cell-address="Grafico2.C2:Grafico2.C2" chart:class="chart:bar">
            <chart:data-point chart:repeated="5"/>
          </chart:series>
          <chart:series chart:style-name="ch12" chart:values-cell-range-address="Grafico2.B3:Grafico2.B7" chart:label-cell-address="Grafico2.B2:Grafico2.B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1338.116">
                <text:p>1338.116</text:p>
                <draw:g>
                  <svg:desc>Grafico2.C3:Grafico2.C7</svg:desc>
                </draw:g>
              </table:table-cell>
              <table:table-cell office:value-type="float" office:value="5793.226">
                <text:p>5793.226</text:p>
                <draw:g>
                  <svg:desc>Grafico2.B3:Grafico2.B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0.201">
                <text:p>1760.201</text:p>
              </table:table-cell>
              <table:table-cell office:value-type="float" office:value="9483.358">
                <text:p>9483.3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61.145">
                <text:p>2061.145</text:p>
              </table:table-cell>
              <table:table-cell office:value-type="float" office:value="10393.96">
                <text:p>10393.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78.265">
                <text:p>2778.265</text:p>
              </table:table-cell>
              <table:table-cell office:value-type="float" office:value="13889.799">
                <text:p>13889.7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18.32">
                <text:p>3418.32</text:p>
              </table:table-cell>
              <table:table-cell office:value-type="float" office:value="14943.852">
                <text:p>14943.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column-mapping="1 0" chart:style-name="ch1">
        <chart:title svg:x="2.627cm" svg:y="0.316cm" chart:style-name="ch2">
          <text:p>Média do Total de Dados Transferidos em Quilo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8:Grafico2.C13" chart:data-source-has-labels="both" svg:x="1.331cm" svg:y="2.19cm" svg:width="12.434cm" svg:height="5.655cm">
          <chartooo:coordinate-region svg:x="2.508cm" svg:y="2.389cm" svg:width="11.257cm" svg:height="4.809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297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9:Grafico2.C13" chart:label-cell-address="Grafico2.C8:Grafico2.C8" chart:class="chart:bar">
            <chart:data-point chart:repeated="5"/>
          </chart:series>
          <chart:series chart:style-name="ch12" chart:values-cell-range-address="Grafico2.B9:Grafico2.B13" chart:label-cell-address="Grafico2.B8:Grafico2.B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3588.806">
                <text:p>3588.806</text:p>
                <draw:g>
                  <svg:desc>Grafico2.C9:Grafico2.C13</svg:desc>
                </draw:g>
              </table:table-cell>
              <table:table-cell office:value-type="float" office:value="15173.674">
                <text:p>15173.674</text:p>
                <draw:g>
                  <svg:desc>Grafico2.B9:Grafico2.B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07.288">
                <text:p>4007.288</text:p>
              </table:table-cell>
              <table:table-cell office:value-type="float" office:value="17313.912">
                <text:p>17313.9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440.285">
                <text:p>4440.285</text:p>
              </table:table-cell>
              <table:table-cell office:value-type="float" office:value="17778.568">
                <text:p>17778.56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679.931">
                <text:p>4679.931</text:p>
              </table:table-cell>
              <table:table-cell office:value-type="float" office:value="20154.865">
                <text:p>20154.8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43.407">
                <text:p>5243.407</text:p>
              </table:table-cell>
              <table:table-cell office:value-type="float" office:value="21293.118">
                <text:p>21293.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column-mapping="1 0" chart:style-name="ch1">
        <chart:title svg:x="2.626cm" svg:y="0.316cm" chart:style-name="ch2">
          <text:p>Média do Total de Dados Transferidos em Quilo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B19 Grafico2.C14:Grafico2.C19 Grafico2.B14:Grafico2.B14" chart:data-source-has-labels="both" svg:x="1.331cm" svg:y="2.19cm" svg:width="12.433cm" svg:height="5.654cm">
          <chartooo:coordinate-region svg:x="2.508cm" svg:y="2.389cm" svg:width="11.256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297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15:Grafico2.C19" chart:label-cell-address="Grafico2.C14:Grafico2.C14" chart:class="chart:bar">
            <chart:data-point chart:repeated="5"/>
          </chart:series>
          <chart:series chart:style-name="ch12" chart:values-cell-range-address="Grafico2.B15:Grafico2.B19" chart:label-cell-address="Grafico2.B14:Grafico2.B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5594.529">
                <text:p>5594.529</text:p>
                <draw:g>
                  <svg:desc>Grafico2.C15:Grafico2.C19</svg:desc>
                </draw:g>
              </table:table-cell>
              <table:table-cell office:value-type="float" office:value="20457.36">
                <text:p>20457.36</text:p>
                <draw:g>
                  <svg:desc>Grafico2.B15:Grafico2.B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889.408">
                <text:p>5889.408</text:p>
              </table:table-cell>
              <table:table-cell office:value-type="float" office:value="26197.572">
                <text:p>26197.5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124.283">
                <text:p>6124.283</text:p>
              </table:table-cell>
              <table:table-cell office:value-type="float" office:value="21595.612">
                <text:p>21595.61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964.062">
                <text:p>6964.062</text:p>
              </table:table-cell>
              <table:table-cell office:value-type="float" office:value="24788.956">
                <text:p>24788.9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78.661">
                <text:p>7278.661</text:p>
              </table:table-cell>
              <table:table-cell office:value-type="float" office:value="27293.112">
                <text:p>27293.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2:Grafico3.C7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5371.4605">
                <text:p>5371.4605</text:p>
                <draw:g>
                  <svg:desc>Grafico3.B3:Grafico3.B7</svg:desc>
                </draw:g>
              </table:table-cell>
              <table:table-cell office:value-type="float" office:value="1144.138">
                <text:p>1144.138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8:Grafico3.C13" chart:data-source-has-labels="both" svg:x="1.331cm" svg:y="2.19cm" svg:width="12.43cm" svg:height="5.649cm">
          <chartooo:coordinate-region svg:x="2.508cm" svg:y="2.39cm" svg:width="11.25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069.0925">
                <text:p>14069.0925</text:p>
                <draw:g>
                  <svg:desc>Grafico3.B9:Grafico3.B13</svg:desc>
                </draw:g>
              </table:table-cell>
              <table:table-cell office:value-type="float" office:value="2665.275">
                <text:p>2665.275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4:Grafico3.C19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18968.24">
                <text:p>18968.24</text:p>
                <draw:g>
                  <svg:desc>Grafico3.B15:Grafico3.B19</svg:desc>
                </draw:g>
              </table:table-cell>
              <table:table-cell office:value-type="float" office:value="4081.6455">
                <text:p>4081.6455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